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 style:data-style-name="N2"/>
    <style:style style:name="ce8" style:family="table-cell" style:parent-style-name="Default" style:data-style-name="N4"/>
    <style:style style:name="ce9" style:family="table-cell" style:parent-style-name="Default" style:data-style-name="N11"/>
    <style:style style:name="ce4" style:family="table-cell" style:parent-style-name="Default" style:data-style-name="N3"/>
    <style:style style:name="ce5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17pt" svg:height="255.23pt" svg:x="698.49pt" svg:y="725.1pt">
            <draw:object draw:notify-on-update-of-ranges="Sheet1.D53:Sheet1.D89 Sheet1.E52:Sheet1.E52 Sheet1.E53:Sheet1.E89 Sheet1.D53:Sheet1.D89 Sheet1.F52:Sheet1.F52 Sheet1.F53:Sheet1.F89 Sheet1.D53:Sheet1.D89 Sheet1.G52:Sheet1.G52 Sheet1.G53:Sheet1.G89 Sheet1.D53:Sheet1.D89 Sheet1.H52:Sheet1.H52 Sheet1.H53:Sheet1.H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66.38pt" svg:y="1123.23pt">
            <draw:object draw:notify-on-update-of-ranges="Sheet1.J92:Sheet1.J139 Sheet1.J92:Sheet1.J139 Sheet1.K91:Sheet1.K91 Sheet1.K92:Sheet1.K139 Sheet1.J92:Sheet1.J139 Sheet1.L91:Sheet1.L91 Sheet1.L92:Sheet1.L139 Sheet1.J92:Sheet1.J139 Sheet1.M91:Sheet1.M91 Sheet1.M92:Sheet1.M139 Sheet1.J92:Sheet1.J139 Sheet1.N91:Sheet1.N91 Sheet1.N92:Sheet1.N1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361110100" calcext:value-type="float">
            <text:p>361110100</text:p>
          </table:table-cell>
          <table:table-cell office:value-type="string" calcext:value-type="string">
            <text:p>0.00 <text:s text:c="4"/>0.03 <text:s/>stbrett_dedup_add</text:p>
          </table:table-cell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1489700" calcext:value-type="float">
            <text:p>361489700</text:p>
          </table:table-cell>
          <table:table-cell office:value-type="string" calcext:value-type="string">
            <text:p>0.00 <text:s text:c="4"/>0.00 <text:s/>triscoreAvx2</text:p>
          </table:table-cell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79600" calcext:value-type="float">
            <text:p>379600</text:p>
          </table:table-cell>
          <table:table-cell office:value-type="float" office:value="361999300" calcext:value-type="float">
            <text:p>361999300</text:p>
          </table:table-cell>
          <table:table-cell office:value-type="float" office:value="0" calcext:value-type="float">
            <text:p>0</text:p>
          </table:table-cell>
          <table:table-cell table:formula="of:=[.B7]/[.A7]" office:value-type="float" office:value="953.633561643836" calcext:value-type="float">
            <text:p>953.633561643836</text:p>
          </table:table-cell>
          <table:table-cell/>
          <table:table-cell table:style-name="Default" office:value-type="string" calcext:value-type="string">
            <text:p>triopti:379600 tri:361999300 skip: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379600" calcext:value-type="float">
            <text:p>379600</text:p>
          </table:table-cell>
          <table:table-cell office:value-type="float" office:value="295294134" calcext:value-type="float">
            <text:p>295294134</text:p>
          </table:table-cell>
          <table:table-cell office:value-type="float" office:value="66264141" calcext:value-type="float">
            <text:p>66264141</text:p>
          </table:table-cell>
          <table:table-cell table:formula="of:=[.C8]+[.B8]" office:value-type="float" office:value="361558275" calcext:value-type="float">
            <text:p>361558275</text:p>
          </table:table-cell>
          <table:table-cell table:style-name="ce9" table:formula="of:=[.C8]/[.D8]" office:value-type="percentage" office:value="0.183273750268888" calcext:value-type="percentage">
            <text:p>18.33%</text:p>
          </table:table-cell>
          <table:table-cell table:style-name="Default" office:value-type="string" calcext:value-type="string">
            <text:p>triopti:379600 tri:295294134 skip:6626414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295479509" calcext:value-type="float">
            <text:p>295479509</text:p>
          </table:table-cell>
          <table:table-cell office:value-type="float" office:value="66115491" calcext:value-type="float">
            <text:p>66115491</text:p>
          </table:table-cell>
          <table:table-cell table:formula="of:=[.C9]+[.B9]" office:value-type="float" office:value="361595000" calcext:value-type="float">
            <text:p>361595000</text:p>
          </table:table-cell>
          <table:table-cell table:style-name="ce9" table:formula="of:=[.C9]/[.D9]" office:value-type="percentage" office:value="0.18284404098508" calcext:value-type="percentage">
            <text:p>18.28%</text:p>
          </table:table-cell>
          <table:table-cell table:style-name="Default" office:value-type="string" calcext:value-type="string">
            <text:p>triopti:379600 tri:295479509 skip:66115491 maxsize:275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759200" calcext:value-type="float">
            <text:p>759200</text:p>
          </table:table-cell>
          <table:table-cell office:value-type="float" office:value="143790400" calcext:value-type="float">
            <text:p>143790400</text:p>
          </table:table-cell>
          <table:table-cell table:formula="of:=[.C10]+[.B10]" office:value-type="float" office:value="144549600" calcext:value-type="float">
            <text:p>144549600</text:p>
          </table:table-cell>
          <table:table-cell table:style-name="ce9" table:formula="of:=[.C10]/[.D10]" office:value-type="percentage" office:value="0.99474782358443" calcext:value-type="percentage">
            <text:p>99.47%</text:p>
          </table:table-cell>
          <table:table-cell table:style-name="Default" office:value-type="string" calcext:value-type="string">
            <text:p>triopti:379600 tri:759200 skip:143790400 maxsize: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295042100" calcext:value-type="float">
            <text:p>295042100</text:p>
          </table:table-cell>
          <table:table-cell office:value-type="float" office:value="67003675" calcext:value-type="float">
            <text:p>67003675</text:p>
          </table:table-cell>
          <table:table-cell table:formula="of:=[.C11]+[.B11]" office:value-type="float" office:value="362045775" calcext:value-type="float">
            <text:p>362045775</text:p>
          </table:table-cell>
          <table:table-cell table:style-name="ce9" table:formula="of:=[.C11]/[.D11]" office:value-type="percentage" office:value="0.185069622756957" calcext:value-type="percentage">
            <text:p>18.51%</text:p>
          </table:table-cell>
          <table:table-cell table:style-name="Default" office:value-type="string" calcext:value-type="string">
            <text:p>triopti:379600 tri:295042100 skip:67003675 maxsize:2695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95495561" calcext:value-type="float">
            <text:p>295495561</text:p>
          </table:table-cell>
          <table:table-cell office:value-type="float" office:value="66717264" calcext:value-type="float">
            <text:p>66717264</text:p>
          </table:table-cell>
          <table:table-cell table:formula="of:=[.C13]+[.B13]" office:value-type="float" office:value="362212825" calcext:value-type="float">
            <text:p>362212825</text:p>
          </table:table-cell>
          <table:table-cell table:style-name="ce9" table:formula="of:=[.C13]/[.D13]" office:value-type="percentage" office:value="0.18419354422362" calcext:value-type="percentage">
            <text:p>18.42%</text:p>
          </table:table-cell>
          <table:table-cell table:style-name="Default" office:value-type="string" calcext:value-type="string">
            <text:p>triopti:379600 tri:295495561 skip:66717264 maxsize:2588, #:659357782, =:99104538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7" table:formula="of:=[.E14]/[.D13]" office:value-type="float" office:value="1.82036012115253" calcext:value-type="float">
            <text:p>1.82</text:p>
          </table:table-cell>
          <table:table-cell office:value-type="float" office:value="659357782" calcext:value-type="float">
            <text:p>659357782</text:p>
          </table:table-cell>
          <table:table-cell table:style-name="Default" office:value-type="string" calcext:value-type="string">
            <text:p>#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7" table:formula="of:=[.E15]/[.D13]" office:value-type="float" office:value="0.273608583572379" calcext:value-type="float">
            <text:p>0.27</text:p>
          </table:table-cell>
          <table:table-cell office:value-type="float" office:value="99104538" calcext:value-type="float">
            <text:p>99104538</text:p>
          </table:table-cell>
          <table:table-cell table:style-name="Default" office:value-type="string" calcext:value-type="string">
            <text:p>=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295615738" calcext:value-type="float">
            <text:p>295615738</text:p>
          </table:table-cell>
          <table:table-cell office:value-type="float" office:value="66041012" calcext:value-type="float">
            <text:p>66041012</text:p>
          </table:table-cell>
          <table:table-cell table:formula="of:=[.C16]+[.B16]" office:value-type="float" office:value="361656750" calcext:value-type="float">
            <text:p>361656750</text:p>
          </table:table-cell>
          <table:table-cell table:style-name="ce9" table:formula="of:=[.C16]/[.D16]" office:value-type="percentage" office:value="0.182606883460629" calcext:value-type="percentage">
            <text:p>18.26%</text:p>
          </table:table-cell>
          <table:table-cell table:style-name="Default" office:value-type="string" calcext:value-type="string">
            <text:p>triopti:379600 tri:295615738 skip:66041012 maxsize:2700, #:661549247, =:108662245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7" table:formula="of:=[.E17]/[.D16]" office:value-type="float" office:value="1.82921858087814" calcext:value-type="float">
            <text:p>1.83</text:p>
          </table:table-cell>
          <table:table-cell office:value-type="float" office:value="661549247" calcext:value-type="float">
            <text:p>66154924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7" table:formula="of:=[.E18]/[.D16]" office:value-type="float" office:value="0.300456842019401" calcext:value-type="float">
            <text:p>0.30</text:p>
          </table:table-cell>
          <table:table-cell office:value-type="float" office:value="108662245" calcext:value-type="float">
            <text:p>108662245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6779" calcext:value-type="float">
            <text:p>46779</text:p>
          </table:table-cell>
          <table:table-cell office:value-type="float" office:value="36520988" calcext:value-type="float">
            <text:p>36520988</text:p>
          </table:table-cell>
          <table:table-cell office:value-type="float" office:value="8179491" calcext:value-type="float">
            <text:p>8179491</text:p>
          </table:table-cell>
          <table:table-cell table:formula="of:=[.C19]+[.B19]" office:value-type="float" office:value="44700479" calcext:value-type="float">
            <text:p>44700479</text:p>
          </table:table-cell>
          <table:table-cell table:style-name="ce9" table:formula="of:=[.C19]/[.D19]" office:value-type="percentage" office:value="0.182984414999222" calcext:value-type="percentage">
            <text:p>18.30%</text:p>
          </table:table-cell>
          <table:table-cell table:style-name="Default" office:value-type="string" calcext:value-type="string">
            <text:p>Ctriopti:46779 tri:36520988 skip:8179491 maxsize:36473176, #:441235444, =:324112562agbar@AgbarNuc:~/sourcery/enigma-optima/bin/x64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20]/[.D19]" office:value-type="float" office:value="9.87093323988765" calcext:value-type="float">
            <text:p>9.87</text:p>
          </table:table-cell>
          <table:table-cell office:value-type="float" office:value="441235444" calcext:value-type="float">
            <text:p>44123544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36473176" calcext:value-type="float">
            <text:p>36473176</text:p>
          </table:table-cell>
          <table:table-cell table:style-name="ce8" table:formula="of:=[.E21]/[.D19]" office:value-type="float" office:value="7.25076261487041" calcext:value-type="float">
            <text:p>7.25</text:p>
          </table:table-cell>
          <table:table-cell office:value-type="float" office:value="324112562" calcext:value-type="float">
            <text:p>32411256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95477084" calcext:value-type="float">
            <text:p>295477084</text:p>
          </table:table-cell>
          <table:table-cell office:value-type="float" office:value="66224841" calcext:value-type="float">
            <text:p>66224841</text:p>
          </table:table-cell>
          <table:table-cell table:formula="of:=[.C22]+[.B22]" office:value-type="float" office:value="361701925" calcext:value-type="float">
            <text:p>361701925</text:p>
          </table:table-cell>
          <table:table-cell table:style-name="ce9" table:formula="of:=[.C22]/[.D22]" office:value-type="percentage" office:value="0.183092310056133" calcext:value-type="percentage">
            <text:p>18.31%</text:p>
          </table:table-cell>
          <table:table-cell table:style-name="Default" office:value-type="string" calcext:value-type="string">
            <text:p>triopti:379600 tri:295477084 skip:66224841 maxsize:2915, #:1752768639, =:1314195892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23]/[.D22]" office:value-type="float" office:value="4.84589248177211" calcext:value-type="float">
            <text:p>4.85</text:p>
          </table:table-cell>
          <table:table-cell office:value-type="float" office:value="1752768639" calcext:value-type="float">
            <text:p>175276863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24]/[.D22]" office:value-type="float" office:value="3.63336714893071" calcext:value-type="float">
            <text:p>3.63</text:p>
          </table:table-cell>
          <table:table-cell office:value-type="float" office:value="1314195892" calcext:value-type="float">
            <text:p>131419589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95517169" calcext:value-type="float">
            <text:p>295517169</text:p>
          </table:table-cell>
          <table:table-cell office:value-type="float" office:value="65813931" calcext:value-type="float">
            <text:p>65813931</text:p>
          </table:table-cell>
          <table:table-cell table:formula="of:=[.C25]+[.B25]" office:value-type="float" office:value="361331100" calcext:value-type="float">
            <text:p>361331100</text:p>
          </table:table-cell>
          <table:table-cell table:style-name="ce9" table:formula="of:=[.C25]/[.D25]" office:value-type="percentage" office:value="0.182143001252868" calcext:value-type="percentage">
            <text:p>18.21%</text:p>
          </table:table-cell>
          <table:table-cell table:style-name="Default" office:value-type="string" calcext:value-type="string">
            <text:p>triopti:379600 tri:295517169 skip:65813931 maxsize:3043, #:3237297437, =:2847827852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26]/[.D25]" office:value-type="float" office:value="8.95936562615286" calcext:value-type="float">
            <text:p>8.96</text:p>
          </table:table-cell>
          <table:table-cell office:value-type="float" office:value="3237297437" calcext:value-type="float">
            <text:p>323729743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27]/[.D25]" office:value-type="float" office:value="7.88149110884726" calcext:value-type="float">
            <text:p>7.88</text:p>
          </table:table-cell>
          <table:table-cell office:value-type="float" office:value="2847827852" calcext:value-type="float">
            <text:p>284782785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95389090" calcext:value-type="float">
            <text:p>295389090</text:p>
          </table:table-cell>
          <table:table-cell office:value-type="float" office:value="66089885" calcext:value-type="float">
            <text:p>66089885</text:p>
          </table:table-cell>
          <table:table-cell table:formula="of:=[.C28]+[.B28]" office:value-type="float" office:value="361478975" calcext:value-type="float">
            <text:p>361478975</text:p>
          </table:table-cell>
          <table:table-cell table:style-name="ce9" table:formula="of:=[.C28]/[.D28]" office:value-type="percentage" office:value="0.18283189222831" calcext:value-type="percentage">
            <text:p>18.28%</text:p>
          </table:table-cell>
          <table:table-cell table:style-name="Default" office:value-type="string" calcext:value-type="string">
            <text:p>triopti:379600 tri:295389090 skip:66089885 maxsize:2767, #:704853322, =:18727204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29]/[.D28]" office:value-type="float" office:value="1.94991512853548" calcext:value-type="float">
            <text:p>1.95</text:p>
          </table:table-cell>
          <table:table-cell office:value-type="float" office:value="704853322" calcext:value-type="float">
            <text:p>70485332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30]/[.D28]" office:value-type="float" office:value="0.518071755072339" calcext:value-type="float">
            <text:p>0.52</text:p>
          </table:table-cell>
          <table:table-cell office:value-type="float" office:value="187272047" calcext:value-type="float">
            <text:p>18727204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95504820" calcext:value-type="float">
            <text:p>295504820</text:p>
          </table:table-cell>
          <table:table-cell office:value-type="float" office:value="65709280" calcext:value-type="float">
            <text:p>65709280</text:p>
          </table:table-cell>
          <table:table-cell table:formula="of:=[.C31]+[.B31]" office:value-type="float" office:value="361214100" calcext:value-type="float">
            <text:p>361214100</text:p>
          </table:table-cell>
          <table:table-cell table:style-name="ce9" table:formula="of:=[.C31]/[.D31]" office:value-type="percentage" office:value="0.181912278618138" calcext:value-type="percentage">
            <text:p>18.19%</text:p>
          </table:table-cell>
          <table:table-cell table:style-name="Default" office:value-type="string" calcext:value-type="string">
            <text:p>triopti:379600 tri:295504820 skip:65709280 maxsize:3044, #:683470497, =:148731260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32]/[.D31]" office:value-type="float" office:value="1.89214788957574" calcext:value-type="float">
            <text:p>1.89</text:p>
          </table:table-cell>
          <table:table-cell office:value-type="float" office:value="683470497" calcext:value-type="float">
            <text:p>68347049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8" table:formula="of:=[.E33]/[.D31]" office:value-type="float" office:value="0.411753749369141" calcext:value-type="float">
            <text:p>0.41</text:p>
          </table:table-cell>
          <table:table-cell office:value-type="float" office:value="148731260" calcext:value-type="float">
            <text:p>14873126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5"/>
          <table:table-cell table:style-name="Default" office:value-type="string" calcext:value-type="string">
            <text:p>triopti:379600 tri:296410213 skip:65650512 maxsize:0, #:0, =:0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361565750" calcext:value-type="float">
            <text:p>36156575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95458483" calcext:value-type="float">
            <text:p>295458483</text:p>
          </table:table-cell>
          <table:table-cell office:value-type="float" office:value="66596067" calcext:value-type="float">
            <text:p>66596067</text:p>
          </table:table-cell>
          <table:table-cell table:style-name="ce8" table:formula="of:=[.C37]+[.B37]" office:value-type="float" office:value="362054550" calcext:value-type="float">
            <text:p>362,054,550.00</text:p>
          </table:table-cell>
          <table:table-cell table:style-name="ce9" table:formula="of:=[.C37]/[.D37]" office:value-type="percentage" office:value="0.183939317983989" calcext:value-type="percentage">
            <text:p>18.39%</text:p>
          </table:table-cell>
          <table:table-cell table:style-name="Default" office:value-type="string" calcext:value-type="string">
            <text:p><text:span text:style-name="T1">triopti:379600 tri:295458483 skip:66596067</text:span> maxsize:51115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6.046" calcext:value-type="float">
            <text:p>26.046</text:p>
          </table:table-cell>
          <table:table-cell/>
          <table:table-cell office:value-type="float" office:value="33.964" calcext:value-type="float">
            <text:p>33.964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formula="of:=[.B38]/[.B$37]*10000000000" office:value-type="float" office:value="881.545174656569" calcext:value-type="float">
            <text:p>881.545174656569</text:p>
          </table:table-cell>
          <table:table-cell table:formula="of:=[.C38]/[.C37]*10000000000" office:value-type="float" office:value="0" calcext:value-type="float">
            <text:p>0</text:p>
          </table:table-cell>
          <table:table-cell table:formula="of:=[.D38]/[.D37]*10000000000" office:value-type="float" office:value="938.090682743802" calcext:value-type="float">
            <text:p>938.090682743802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2.661" calcext:value-type="float">
            <text:p>22.661</text:p>
          </table:table-cell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formula="of:=[.B40]/[.B$37]*10000000000" office:value-type="float" office:value="766.977470739942" calcext:value-type="float">
            <text:p>766.977470739942</text:p>
          </table:table-cell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formula="of:=[.B41]+[.B39]" office:value-type="float" office:value="1648.52264539651" calcext:value-type="float">
            <text:p>1648.52264539651</text:p>
          </table:table-cell>
          <table:table-cell table:formula="of:=[.B42]*[.E37]" office:value-type="float" office:value="303.228131075396" calcext:value-type="float">
            <text:p>303.228131075396</text:p>
          </table:table-cell>
          <table:table-cell table:formula="of:=[.C42]*2.6" office:value-type="float" office:value="788.393140796029" calcext:value-type="float">
            <text:p>788.393140796029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riopti</text:p>
          </table:table-cell>
          <table:table-cell table:style-name="Default" office:value-type="string" calcext:value-type="string">
            <text:p>tri</text:p>
          </table:table-cell>
          <table:table-cell table:style-name="Default" office:value-type="string" calcext:value-type="string">
            <text:p>ch_ct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ch_bot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nt_ch_decod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9600" calcext:value-type="float">
            <text:p>379600</text:p>
          </table:table-cell>
          <table:table-cell table:style-name="Default" office:value-type="float" office:value="379600" calcext:value-type="float">
            <text:p>379600</text:p>
          </table:table-cell>
          <table:table-cell table:style-name="Default" office:value-type="float" office:value="4632838872" calcext:value-type="float">
            <text:p>4632838872</text:p>
          </table:table-cell>
          <table:table-cell office:value-type="float" office:value="4676208982" calcext:value-type="float">
            <text:p>4676208982</text:p>
          </table:table-cell>
          <table:table-cell office:value-type="float" office:value="0" calcext:value-type="float">
            <text:p>0</text:p>
          </table:table-cell>
          <table:table-cell office:value-type="float" office:value="379600" calcext:value-type="float">
            <text:p>379600</text:p>
          </table:table-cell>
          <table:table-cell office:value-type="float" office:value="608466950" calcext:value-type="float">
            <text:p>60846695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style-name="Default" table:formula="of:=[.G44]/[.K44]" office:value-type="float" office:value="7.61395318513191" calcext:value-type="float">
            <text:p>7.61395318513191</text:p>
          </table:table-cell>
          <table:table-cell table:formula="of:=[.H44]/[.K44]" office:value-type="float" office:value="7.68523086093665" calcext:value-type="float">
            <text:p>7.6852308609366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SUM([.G45:.H45])" office:value-type="float" office:value="15.2991840460686" calcext:value-type="float">
            <text:p>15.2991840460686</text:p>
          </table:table-cell>
          <table:table-cell table:style-name="ce9" table:formula="of:=[.H46]/48" office:value-type="percentage" office:value="0.318733000959762" calcext:value-type="percentage">
            <text:p>31.87%</text:p>
          </table:table-cell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riopti</text:p>
          </table:table-cell>
          <table:table-cell table:style-name="Default" office:value-type="string" calcext:value-type="string">
            <text:p>tri</text:p>
          </table:table-cell>
          <table:table-cell table:style-name="Default"/>
          <table:table-cell table:number-columns-repeated="2"/>
          <table:table-cell office:value-type="string" calcext:value-type="string">
            <text:p>prep</text:p>
          </table:table-cell>
          <table:table-cell office:value-type="string" calcext:value-type="string">
            <text:p>cnt_ch_decod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9600" calcext:value-type="float">
            <text:p>379600</text:p>
          </table:table-cell>
          <table:table-cell table:style-name="Default" office:value-type="float" office:value="379600" calcext:value-type="float">
            <text:p>379600</text:p>
          </table:table-cell>
          <table:table-cell table:style-name="Default"/>
          <table:table-cell table:number-columns-repeated="2"/>
          <table:table-cell office:value-type="float" office:value="379600" calcext:value-type="float">
            <text:p>379600</text:p>
          </table:table-cell>
          <table:table-cell office:value-type="float" office:value="608599225" calcext:value-type="float">
            <text:p>60859922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h_ct</text:p>
          </table:table-cell>
          <table:table-cell table:style-name="Default" office:value-type="string" calcext:value-type="string">
            <text:p>ch_out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float" office:value="8093690" calcext:value-type="float">
            <text:p>8,093,690</text:p>
          </table:table-cell>
          <table:table-cell office:value-type="float" office:value="2234672" calcext:value-type="float">
            <text:p>2,234,672</text:p>
          </table:table-cell>
          <table:table-cell table:formula="of:=[.E53]*[.$D53]" office:value-type="float" office:value="0" calcext:value-type="float">
            <text:p>0</text:p>
          </table:table-cell>
          <table:table-cell table:style-name="ce4" table:formula="of:=[.F53]*[.$D53]" office:value-type="float" office:value="0" calcext:value-type="float">
            <text:p>0</text:p>
          </table:table-cell>
          <table:table-cell table:style-name="ce9" table:formula="of:=[.E53]/SUM([.E$53:.E$89])" office:value-type="percentage" office:value="0.0132988831854" calcext:value-type="percentage">
            <text:p>1.33%</text:p>
          </table:table-cell>
          <table:table-cell table:style-name="ce9" table:formula="of:=[.F53]/SUM([.F$53:.F$89])" office:value-type="percentage" office:value="0.00367182853379414" calcext:value-type="percentage">
            <text:p>0.37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23996960" calcext:value-type="float">
            <text:p>23,996,960</text:p>
          </table:table-cell>
          <table:table-cell office:value-type="float" office:value="9522653" calcext:value-type="float">
            <text:p>9,522,653</text:p>
          </table:table-cell>
          <table:table-cell table:formula="of:=[.E54]*[.$D54]" office:value-type="float" office:value="23996960" calcext:value-type="float">
            <text:p>23,996,960</text:p>
          </table:table-cell>
          <table:table-cell table:style-name="ce4" table:formula="of:=[.F54]*[.$D54]" office:value-type="float" office:value="9522653" calcext:value-type="float">
            <text:p>9,522,653</text:p>
          </table:table-cell>
          <table:table-cell table:style-name="ce9" table:formula="of:=[.E54]/SUM([.E$53:.E$89])" office:value-type="percentage" office:value="0.0394298234605869" calcext:value-type="percentage">
            <text:p>3.94%</text:p>
          </table:table-cell>
          <table:table-cell table:style-name="ce9" table:formula="of:=[.F54]/SUM([.F$53:.F$89])" office:value-type="percentage" office:value="0.0156468372104812" calcext:value-type="percentage">
            <text:p>1.56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4" office:value-type="float" office:value="32211326" calcext:value-type="float">
            <text:p>32,211,326</text:p>
          </table:table-cell>
          <table:table-cell office:value-type="float" office:value="22455386" calcext:value-type="float">
            <text:p>22,455,386</text:p>
          </table:table-cell>
          <table:table-cell table:formula="of:=[.E55]*[.$D55]" office:value-type="float" office:value="64422652" calcext:value-type="float">
            <text:p>64,422,652</text:p>
          </table:table-cell>
          <table:table-cell table:style-name="ce4" table:formula="of:=[.F55]*[.$D55]" office:value-type="float" office:value="44910772" calcext:value-type="float">
            <text:p>44,910,772</text:p>
          </table:table-cell>
          <table:table-cell table:style-name="ce9" table:formula="of:=[.E55]/SUM([.E$53:.E$89])" office:value-type="percentage" office:value="0.0529269914860638" calcext:value-type="percentage">
            <text:p>5.29%</text:p>
          </table:table-cell>
          <table:table-cell table:style-name="ce9" table:formula="of:=[.F55]/SUM([.F$53:.F$89])" office:value-type="percentage" office:value="0.036896836337575" calcext:value-type="percentage">
            <text:p>3.69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float" office:value="42553574" calcext:value-type="float">
            <text:p>42,553,574</text:p>
          </table:table-cell>
          <table:table-cell office:value-type="float" office:value="38351093" calcext:value-type="float">
            <text:p>38,351,093</text:p>
          </table:table-cell>
          <table:table-cell table:formula="of:=[.E56]*[.$D56]" office:value-type="float" office:value="127660722" calcext:value-type="float">
            <text:p>127,660,722</text:p>
          </table:table-cell>
          <table:table-cell table:style-name="ce4" table:formula="of:=[.F56]*[.$D56]" office:value-type="float" office:value="115053279" calcext:value-type="float">
            <text:p>115,053,279</text:p>
          </table:table-cell>
          <table:table-cell table:style-name="ce9" table:formula="of:=[.E56]/SUM([.E$53:.E$89])" office:value-type="percentage" office:value="0.0699205195340168" calcext:value-type="percentage">
            <text:p>6.99%</text:p>
          </table:table-cell>
          <table:table-cell table:style-name="ce9" table:formula="of:=[.F56]/SUM([.F$53:.F$89])" office:value-type="percentage" office:value="0.0630153497155702" calcext:value-type="percentage">
            <text:p>6.3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float" office:value="48085332" calcext:value-type="float">
            <text:p>48,085,332</text:p>
          </table:table-cell>
          <table:table-cell office:value-type="float" office:value="53064353" calcext:value-type="float">
            <text:p>53,064,353</text:p>
          </table:table-cell>
          <table:table-cell table:formula="of:=[.E57]*[.$D57]" office:value-type="float" office:value="192341328" calcext:value-type="float">
            <text:p>192,341,328</text:p>
          </table:table-cell>
          <table:table-cell table:style-name="ce4" table:formula="of:=[.F57]*[.$D57]" office:value-type="float" office:value="212257412" calcext:value-type="float">
            <text:p>212,257,412</text:p>
          </table:table-cell>
          <table:table-cell table:style-name="ce9" table:formula="of:=[.E57]/SUM([.E$53:.E$89])" office:value-type="percentage" office:value="0.0790098475725138" calcext:value-type="percentage">
            <text:p>7.90%</text:p>
          </table:table-cell>
          <table:table-cell table:style-name="ce9" table:formula="of:=[.F57]/SUM([.F$53:.F$89])" office:value-type="percentage" office:value="0.0871909638070932" calcext:value-type="percentage">
            <text:p>8.72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float" office:value="47542811" calcext:value-type="float">
            <text:p>47,542,811</text:p>
          </table:table-cell>
          <table:table-cell office:value-type="float" office:value="63219901" calcext:value-type="float">
            <text:p>63,219,901</text:p>
          </table:table-cell>
          <table:table-cell table:formula="of:=[.E58]*[.$D58]" office:value-type="float" office:value="237714055" calcext:value-type="float">
            <text:p>237,714,055</text:p>
          </table:table-cell>
          <table:table-cell table:style-name="ce4" table:formula="of:=[.F58]*[.$D58]" office:value-type="float" office:value="316099505" calcext:value-type="float">
            <text:p>316,099,505</text:p>
          </table:table-cell>
          <table:table-cell table:style-name="ce9" table:formula="of:=[.E58]/SUM([.E$53:.E$89])" office:value-type="percentage" office:value="0.0781184218563538" calcext:value-type="percentage">
            <text:p>7.81%</text:p>
          </table:table-cell>
          <table:table-cell table:style-name="ce9" table:formula="of:=[.F58]/SUM([.F$53:.F$89])" office:value-type="percentage" office:value="0.103877721829173" calcext:value-type="percentage">
            <text:p>10.39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float" office:value="55418516" calcext:value-type="float">
            <text:p>55,418,516</text:p>
          </table:table-cell>
          <table:table-cell office:value-type="float" office:value="67456990" calcext:value-type="float">
            <text:p>67,456,990</text:p>
          </table:table-cell>
          <table:table-cell table:formula="of:=[.E59]*[.$D59]" office:value-type="float" office:value="332511096" calcext:value-type="float">
            <text:p>332,511,096</text:p>
          </table:table-cell>
          <table:table-cell table:style-name="ce4" table:formula="of:=[.F59]*[.$D59]" office:value-type="float" office:value="404741940" calcext:value-type="float">
            <text:p>404,741,940</text:p>
          </table:table-cell>
          <table:table-cell table:style-name="ce9" table:formula="of:=[.E59]/SUM([.E$53:.E$89])" office:value-type="percentage" office:value="0.0910591300867989" calcext:value-type="percentage">
            <text:p>9.11%</text:p>
          </table:table-cell>
          <table:table-cell table:style-name="ce9" table:formula="of:=[.F59]/SUM([.F$53:.F$89])" office:value-type="percentage" office:value="0.11083975665595" calcext:value-type="percentage">
            <text:p>11.08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59543452" calcext:value-type="float">
            <text:p>59,543,452</text:p>
          </table:table-cell>
          <table:table-cell office:value-type="float" office:value="66188097" calcext:value-type="float">
            <text:p>66,188,097</text:p>
          </table:table-cell>
          <table:table-cell table:formula="of:=[.E60]*[.$D60]" office:value-type="float" office:value="416804164" calcext:value-type="float">
            <text:p>416,804,164</text:p>
          </table:table-cell>
          <table:table-cell table:style-name="ce4" table:formula="of:=[.F60]*[.$D60]" office:value-type="float" office:value="463316679" calcext:value-type="float">
            <text:p>463,316,679</text:p>
          </table:table-cell>
          <table:table-cell table:style-name="ce9" table:formula="of:=[.E60]/SUM([.E$53:.E$89])" office:value-type="percentage" office:value="0.0978368843634331" calcext:value-type="percentage">
            <text:p>9.78%</text:p>
          </table:table-cell>
          <table:table-cell table:style-name="ce9" table:formula="of:=[.F60]/SUM([.F$53:.F$89])" office:value-type="percentage" office:value="0.108754816439341" calcext:value-type="percentage">
            <text:p>10.88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float" office:value="53562660" calcext:value-type="float">
            <text:p>53,562,660</text:p>
          </table:table-cell>
          <table:table-cell office:value-type="float" office:value="60756187" calcext:value-type="float">
            <text:p>60,756,187</text:p>
          </table:table-cell>
          <table:table-cell table:formula="of:=[.E61]*[.$D61]" office:value-type="float" office:value="428501280" calcext:value-type="float">
            <text:p>428,501,280</text:p>
          </table:table-cell>
          <table:table-cell table:style-name="ce4" table:formula="of:=[.F61]*[.$D61]" office:value-type="float" office:value="486049496" calcext:value-type="float">
            <text:p>486,049,496</text:p>
          </table:table-cell>
          <table:table-cell table:style-name="ce9" table:formula="of:=[.E61]/SUM([.E$53:.E$89])" office:value-type="percentage" office:value="0.0880097407288023" calcext:value-type="percentage">
            <text:p>8.80%</text:p>
          </table:table-cell>
          <table:table-cell table:style-name="ce9" table:formula="of:=[.F61]/SUM([.F$53:.F$89])" office:value-type="percentage" office:value="0.0998295503908997" calcext:value-type="percentage">
            <text:p>9.98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4" office:value-type="float" office:value="51123745" calcext:value-type="float">
            <text:p>51,123,745</text:p>
          </table:table-cell>
          <table:table-cell office:value-type="float" office:value="52840322" calcext:value-type="float">
            <text:p>52,840,322</text:p>
          </table:table-cell>
          <table:table-cell table:formula="of:=[.E62]*[.$D62]" office:value-type="float" office:value="460113705" calcext:value-type="float">
            <text:p>460,113,705</text:p>
          </table:table-cell>
          <table:table-cell table:style-name="ce4" table:formula="of:=[.F62]*[.$D62]" office:value-type="float" office:value="475562898" calcext:value-type="float">
            <text:p>475,562,898</text:p>
          </table:table-cell>
          <table:table-cell table:style-name="ce9" table:formula="of:=[.E62]/SUM([.E$53:.E$89])" office:value-type="percentage" office:value="0.0840023169599008" calcext:value-type="percentage">
            <text:p>8.40%</text:p>
          </table:table-cell>
          <table:table-cell table:style-name="ce9" table:formula="of:=[.F62]/SUM([.F$53:.F$89])" office:value-type="percentage" office:value="0.0868228545641017" calcext:value-type="percentage">
            <text:p>8.68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43314230" calcext:value-type="float">
            <text:p>43,314,230</text:p>
          </table:table-cell>
          <table:table-cell office:value-type="float" office:value="43935167" calcext:value-type="float">
            <text:p>43,935,167</text:p>
          </table:table-cell>
          <table:table-cell table:formula="of:=[.E63]*[.$D63]" office:value-type="float" office:value="433142300" calcext:value-type="float">
            <text:p>433,142,300</text:p>
          </table:table-cell>
          <table:table-cell table:style-name="ce4" table:formula="of:=[.F63]*[.$D63]" office:value-type="float" office:value="439351670" calcext:value-type="float">
            <text:p>439,351,670</text:p>
          </table:table-cell>
          <table:table-cell table:style-name="ce9" table:formula="of:=[.E63]/SUM([.E$53:.E$89])" office:value-type="percentage" office:value="0.0711703666727476" calcext:value-type="percentage">
            <text:p>7.12%</text:p>
          </table:table-cell>
          <table:table-cell table:style-name="ce9" table:formula="of:=[.F63]/SUM([.F$53:.F$89])" office:value-type="percentage" office:value="0.0721906390860094" calcext:value-type="percentage">
            <text:p>7.22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4" office:value-type="float" office:value="34901219" calcext:value-type="float">
            <text:p>34,901,219</text:p>
          </table:table-cell>
          <table:table-cell office:value-type="float" office:value="35141705" calcext:value-type="float">
            <text:p>35,141,705</text:p>
          </table:table-cell>
          <table:table-cell table:formula="of:=[.E64]*[.$D64]" office:value-type="float" office:value="383913409" calcext:value-type="float">
            <text:p>383,913,409</text:p>
          </table:table-cell>
          <table:table-cell table:style-name="ce4" table:formula="of:=[.F64]*[.$D64]" office:value-type="float" office:value="386558755" calcext:value-type="float">
            <text:p>386,558,755</text:p>
          </table:table-cell>
          <table:table-cell table:style-name="ce9" table:formula="of:=[.E64]/SUM([.E$53:.E$89])" office:value-type="percentage" office:value="0.0573468015835873" calcext:value-type="percentage">
            <text:p>5.73%</text:p>
          </table:table-cell>
          <table:table-cell table:style-name="ce9" table:formula="of:=[.F64]/SUM([.F$53:.F$89])" office:value-type="percentage" office:value="0.0577419483240387" calcext:value-type="percentage">
            <text:p>5.77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4" office:value-type="float" office:value="30295045" calcext:value-type="float">
            <text:p>30,295,045</text:p>
          </table:table-cell>
          <table:table-cell office:value-type="float" office:value="27138661" calcext:value-type="float">
            <text:p>27,138,661</text:p>
          </table:table-cell>
          <table:table-cell table:formula="of:=[.E65]*[.$D65]" office:value-type="float" office:value="363540540" calcext:value-type="float">
            <text:p>363,540,540</text:p>
          </table:table-cell>
          <table:table-cell table:style-name="ce4" table:formula="of:=[.F65]*[.$D65]" office:value-type="float" office:value="325663932" calcext:value-type="float">
            <text:p>325,663,932</text:p>
          </table:table-cell>
          <table:table-cell table:style-name="ce9" table:formula="of:=[.E65]/SUM([.E$53:.E$89])" office:value-type="percentage" office:value="0.0497783167568115" calcext:value-type="percentage">
            <text:p>4.98%</text:p>
          </table:table-cell>
          <table:table-cell table:style-name="ce9" table:formula="of:=[.F65]/SUM([.F$53:.F$89])" office:value-type="percentage" office:value="0.0445920071620203" calcext:value-type="percentage">
            <text:p>4.46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4" office:value-type="float" office:value="23329594" calcext:value-type="float">
            <text:p>23,329,594</text:p>
          </table:table-cell>
          <table:table-cell office:value-type="float" office:value="20337321" calcext:value-type="float">
            <text:p>20,337,321</text:p>
          </table:table-cell>
          <table:table-cell table:formula="of:=[.E66]*[.$D66]" office:value-type="float" office:value="303284722" calcext:value-type="float">
            <text:p>303,284,722</text:p>
          </table:table-cell>
          <table:table-cell table:style-name="ce4" table:formula="of:=[.F66]*[.$D66]" office:value-type="float" office:value="264385173" calcext:value-type="float">
            <text:p>264,385,173</text:p>
          </table:table-cell>
          <table:table-cell table:style-name="ce9" table:formula="of:=[.E66]/SUM([.E$53:.E$89])" office:value-type="percentage" office:value="0.0383332627477467" calcext:value-type="percentage">
            <text:p>3.83%</text:p>
          </table:table-cell>
          <table:table-cell table:style-name="ce9" table:formula="of:=[.F66]/SUM([.F$53:.F$89])" office:value-type="percentage" office:value="0.0334166067989981" calcext:value-type="percentage">
            <text:p>3.34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4" office:value-type="float" office:value="16938418" calcext:value-type="float">
            <text:p>16,938,418</text:p>
          </table:table-cell>
          <table:table-cell office:value-type="float" office:value="14806104" calcext:value-type="float">
            <text:p>14,806,104</text:p>
          </table:table-cell>
          <table:table-cell table:formula="of:=[.E67]*[.$D67]" office:value-type="float" office:value="237137852" calcext:value-type="float">
            <text:p>237,137,852</text:p>
          </table:table-cell>
          <table:table-cell table:style-name="ce4" table:formula="of:=[.F67]*[.$D67]" office:value-type="float" office:value="207285456" calcext:value-type="float">
            <text:p>207,285,456</text:p>
          </table:table-cell>
          <table:table-cell table:style-name="ce9" table:formula="of:=[.E67]/SUM([.E$53:.E$89])" office:value-type="percentage" office:value="0.0278318100060019" calcext:value-type="percentage">
            <text:p>2.78%</text:p>
          </table:table-cell>
          <table:table-cell table:style-name="ce9" table:formula="of:=[.F67]/SUM([.F$53:.F$89])" office:value-type="percentage" office:value="0.0243281676870357" calcext:value-type="percentage">
            <text:p>2.43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4" office:value-type="float" office:value="12905419" calcext:value-type="float">
            <text:p>12,905,419</text:p>
          </table:table-cell>
          <table:table-cell office:value-type="float" office:value="10486042" calcext:value-type="float">
            <text:p>10,486,042</text:p>
          </table:table-cell>
          <table:table-cell table:formula="of:=[.E68]*[.$D68]" office:value-type="float" office:value="193581285" calcext:value-type="float">
            <text:p>193,581,285</text:p>
          </table:table-cell>
          <table:table-cell table:style-name="ce4" table:formula="of:=[.F68]*[.$D68]" office:value-type="float" office:value="157290630" calcext:value-type="float">
            <text:p>157,290,630</text:p>
          </table:table-cell>
          <table:table-cell table:style-name="ce9" table:formula="of:=[.E68]/SUM([.E$53:.E$89])" office:value-type="percentage" office:value="0.0212051190173632" calcext:value-type="percentage">
            <text:p>2.12%</text:p>
          </table:table-cell>
          <table:table-cell table:style-name="ce9" table:formula="of:=[.F68]/SUM([.F$53:.F$89])" office:value-type="percentage" office:value="0.0172297984769862" calcext:value-type="percentage">
            <text:p>1.72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4" office:value-type="float" office:value="8588785" calcext:value-type="float">
            <text:p>8,588,785</text:p>
          </table:table-cell>
          <table:table-cell office:value-type="float" office:value="7253601" calcext:value-type="float">
            <text:p>7,253,601</text:p>
          </table:table-cell>
          <table:table-cell table:formula="of:=[.E69]*[.$D69]" office:value-type="float" office:value="137420560" calcext:value-type="float">
            <text:p>137,420,560</text:p>
          </table:table-cell>
          <table:table-cell table:style-name="ce4" table:formula="of:=[.F69]*[.$D69]" office:value-type="float" office:value="116057616" calcext:value-type="float">
            <text:p>116,057,616</text:p>
          </table:table-cell>
          <table:table-cell table:style-name="ce9" table:formula="of:=[.E69]/SUM([.E$53:.E$89])" office:value-type="percentage" office:value="0.0141123824138948" calcext:value-type="percentage">
            <text:p>1.41%</text:p>
          </table:table-cell>
          <table:table-cell table:style-name="ce9" table:formula="of:=[.F69]/SUM([.F$53:.F$89])" office:value-type="percentage" office:value="0.0119185182991319" calcext:value-type="percentage">
            <text:p>1.19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4" office:value-type="float" office:value="5938059" calcext:value-type="float">
            <text:p>5,938,059</text:p>
          </table:table-cell>
          <table:table-cell office:value-type="float" office:value="4893774" calcext:value-type="float">
            <text:p>4,893,774</text:p>
          </table:table-cell>
          <table:table-cell table:formula="of:=[.E70]*[.$D70]" office:value-type="float" office:value="100947003" calcext:value-type="float">
            <text:p>100,947,003</text:p>
          </table:table-cell>
          <table:table-cell table:style-name="ce4" table:formula="of:=[.F70]*[.$D70]" office:value-type="float" office:value="83194158" calcext:value-type="float">
            <text:p>83,194,158</text:p>
          </table:table-cell>
          <table:table-cell table:style-name="ce9" table:formula="of:=[.E70]/SUM([.E$53:.E$89])" office:value-type="percentage" office:value="0.00975692829710718" calcext:value-type="percentage">
            <text:p>0.98%</text:p>
          </table:table-cell>
          <table:table-cell table:style-name="ce9" table:formula="of:=[.F70]/SUM([.F$53:.F$89])" office:value-type="percentage" office:value="0.00804104540225137" calcext:value-type="percentage">
            <text:p>0.8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4" office:value-type="float" office:value="4017210" calcext:value-type="float">
            <text:p>4,017,210</text:p>
          </table:table-cell>
          <table:table-cell office:value-type="float" office:value="3229887" calcext:value-type="float">
            <text:p>3,229,887</text:p>
          </table:table-cell>
          <table:table-cell table:formula="of:=[.E71]*[.$D71]" office:value-type="float" office:value="72309780" calcext:value-type="float">
            <text:p>72,309,780</text:p>
          </table:table-cell>
          <table:table-cell table:style-name="ce4" table:formula="of:=[.F71]*[.$D71]" office:value-type="float" office:value="58137966" calcext:value-type="float">
            <text:p>58,137,966</text:p>
          </table:table-cell>
          <table:table-cell table:style-name="ce9" table:formula="of:=[.E71]/SUM([.E$53:.E$89])" office:value-type="percentage" office:value="0.00660074780739328" calcext:value-type="percentage">
            <text:p>0.66%</text:p>
          </table:table-cell>
          <table:table-cell table:style-name="ce9" table:formula="of:=[.F71]/SUM([.F$53:.F$89])" office:value-type="percentage" office:value="0.00530708365591494" calcext:value-type="percentage">
            <text:p>0.53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4" office:value-type="float" office:value="2455165" calcext:value-type="float">
            <text:p>2,455,165</text:p>
          </table:table-cell>
          <table:table-cell office:value-type="float" office:value="2077736" calcext:value-type="float">
            <text:p>2,077,736</text:p>
          </table:table-cell>
          <table:table-cell table:formula="of:=[.E72]*[.$D72]" office:value-type="float" office:value="46648135" calcext:value-type="float">
            <text:p>46,648,135</text:p>
          </table:table-cell>
          <table:table-cell table:style-name="ce4" table:formula="of:=[.F72]*[.$D72]" office:value-type="float" office:value="39476984" calcext:value-type="float">
            <text:p>39,476,984</text:p>
          </table:table-cell>
          <table:table-cell table:style-name="ce9" table:formula="of:=[.E72]/SUM([.E$53:.E$89])" office:value-type="percentage" office:value="0.00403412442728628" calcext:value-type="percentage">
            <text:p>0.40%</text:p>
          </table:table-cell>
          <table:table-cell table:style-name="ce9" table:formula="of:=[.F72]/SUM([.F$53:.F$89])" office:value-type="percentage" office:value="0.00341396425537676" calcext:value-type="percentage">
            <text:p>0.34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4" office:value-type="float" office:value="1540557" calcext:value-type="float">
            <text:p>1,540,557</text:p>
          </table:table-cell>
          <table:table-cell office:value-type="float" office:value="1308040" calcext:value-type="float">
            <text:p>1,308,040</text:p>
          </table:table-cell>
          <table:table-cell table:formula="of:=[.E73]*[.$D73]" office:value-type="float" office:value="30811140" calcext:value-type="float">
            <text:p>30,811,140</text:p>
          </table:table-cell>
          <table:table-cell table:style-name="ce4" table:formula="of:=[.F73]*[.$D73]" office:value-type="float" office:value="26160800" calcext:value-type="float">
            <text:p>26,160,800</text:p>
          </table:table-cell>
          <table:table-cell table:style-name="ce9" table:formula="of:=[.E73]/SUM([.E$53:.E$89])" office:value-type="percentage" office:value="0.00253131607257633" calcext:value-type="percentage">
            <text:p>0.25%</text:p>
          </table:table-cell>
          <table:table-cell table:style-name="ce9" table:formula="of:=[.F73]/SUM([.F$53:.F$89])" office:value-type="percentage" office:value="0.00214926333499685" calcext:value-type="percentage">
            <text:p>0.21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4" office:value-type="float" office:value="966601" calcext:value-type="float">
            <text:p>966,601</text:p>
          </table:table-cell>
          <table:table-cell office:value-type="float" office:value="803398" calcext:value-type="float">
            <text:p>803,398</text:p>
          </table:table-cell>
          <table:table-cell table:formula="of:=[.E74]*[.$D74]" office:value-type="float" office:value="20298621" calcext:value-type="float">
            <text:p>20,298,621</text:p>
          </table:table-cell>
          <table:table-cell table:style-name="ce4" table:formula="of:=[.F74]*[.$D74]" office:value-type="float" office:value="16871358" calcext:value-type="float">
            <text:p>16,871,358</text:p>
          </table:table-cell>
          <table:table-cell table:style-name="ce9" table:formula="of:=[.E74]/SUM([.E$53:.E$89])" office:value-type="percentage" office:value="0.00158823895971935" calcext:value-type="percentage">
            <text:p>0.16%</text:p>
          </table:table-cell>
          <table:table-cell table:style-name="ce9" table:formula="of:=[.F74]/SUM([.F$53:.F$89])" office:value-type="percentage" office:value="0.00132007726431134" calcext:value-type="percentage">
            <text:p>0.13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4" office:value-type="float" office:value="541918" calcext:value-type="float">
            <text:p>541,918</text:p>
          </table:table-cell>
          <table:table-cell office:value-type="float" office:value="479433" calcext:value-type="float">
            <text:p>479,433</text:p>
          </table:table-cell>
          <table:table-cell table:formula="of:=[.E75]*[.$D75]" office:value-type="float" office:value="11922196" calcext:value-type="float">
            <text:p>11,922,196</text:p>
          </table:table-cell>
          <table:table-cell table:style-name="ce4" table:formula="of:=[.F75]*[.$D75]" office:value-type="float" office:value="10547526" calcext:value-type="float">
            <text:p>10,547,526</text:p>
          </table:table-cell>
          <table:table-cell table:style-name="ce9" table:formula="of:=[.E75]/SUM([.E$53:.E$89])" office:value-type="percentage" office:value="0.000890434916344167" calcext:value-type="percentage">
            <text:p>0.09%</text:p>
          </table:table-cell>
          <table:table-cell table:style-name="ce9" table:formula="of:=[.F75]/SUM([.F$53:.F$89])" office:value-type="percentage" office:value="0.000787764723164082" calcext:value-type="percentage">
            <text:p>0.08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4" office:value-type="float" office:value="329856" calcext:value-type="float">
            <text:p>329,856</text:p>
          </table:table-cell>
          <table:table-cell office:value-type="float" office:value="279897" calcext:value-type="float">
            <text:p>279,897</text:p>
          </table:table-cell>
          <table:table-cell table:formula="of:=[.E76]*[.$D76]" office:value-type="float" office:value="7586688" calcext:value-type="float">
            <text:p>7,586,688</text:p>
          </table:table-cell>
          <table:table-cell table:style-name="ce4" table:formula="of:=[.F76]*[.$D76]" office:value-type="float" office:value="6437631" calcext:value-type="float">
            <text:p>6,437,631</text:p>
          </table:table-cell>
          <table:table-cell table:style-name="ce9" table:formula="of:=[.E76]/SUM([.E$53:.E$89])" office:value-type="percentage" office:value="0.000541992145980797" calcext:value-type="percentage">
            <text:p>0.05%</text:p>
          </table:table-cell>
          <table:table-cell table:style-name="ce9" table:formula="of:=[.F76]/SUM([.F$53:.F$89])" office:value-type="percentage" office:value="0.000459903641842462" calcext:value-type="percentage">
            <text:p>0.05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ce4" office:value-type="float" office:value="187008" calcext:value-type="float">
            <text:p>187,008</text:p>
          </table:table-cell>
          <table:table-cell office:value-type="float" office:value="159552" calcext:value-type="float">
            <text:p>159,552</text:p>
          </table:table-cell>
          <table:table-cell table:formula="of:=[.E77]*[.$D77]" office:value-type="float" office:value="4488192" calcext:value-type="float">
            <text:p>4,488,192</text:p>
          </table:table-cell>
          <table:table-cell table:style-name="ce4" table:formula="of:=[.F77]*[.$D77]" office:value-type="float" office:value="3829248" calcext:value-type="float">
            <text:p>3,829,248</text:p>
          </table:table-cell>
          <table:table-cell table:style-name="ce9" table:formula="of:=[.E77]/SUM([.E$53:.E$89])" office:value-type="percentage" office:value="0.000307276106044992" calcext:value-type="percentage">
            <text:p>0.03%</text:p>
          </table:table-cell>
          <table:table-cell table:style-name="ce9" table:formula="of:=[.F77]/SUM([.F$53:.F$89])" office:value-type="percentage" office:value="0.000262162673637976" calcext:value-type="percentage">
            <text:p>0.03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style-name="ce4" office:value-type="float" office:value="101461" calcext:value-type="float">
            <text:p>101,461</text:p>
          </table:table-cell>
          <table:table-cell office:value-type="float" office:value="87433" calcext:value-type="float">
            <text:p>87,433</text:p>
          </table:table-cell>
          <table:table-cell table:formula="of:=[.E78]*[.$D78]" office:value-type="float" office:value="2536525" calcext:value-type="float">
            <text:p>2,536,525</text:p>
          </table:table-cell>
          <table:table-cell table:style-name="ce4" table:formula="of:=[.F78]*[.$D78]" office:value-type="float" office:value="2185825" calcext:value-type="float">
            <text:p>2,185,825</text:p>
          </table:table-cell>
          <table:table-cell table:style-name="ce9" table:formula="of:=[.E78]/SUM([.E$53:.E$89])" office:value-type="percentage" office:value="0.00016671233848515" calcext:value-type="percentage">
            <text:p>0.02%</text:p>
          </table:table-cell>
          <table:table-cell table:style-name="ce9" table:formula="of:=[.F78]/SUM([.F$53:.F$89])" office:value-type="percentage" office:value="0.000143662687049922" calcext:value-type="percentage">
            <text:p>0.01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4" office:value-type="float" office:value="57355" calcext:value-type="float">
            <text:p>57,355</text:p>
          </table:table-cell>
          <table:table-cell office:value-type="float" office:value="46493" calcext:value-type="float">
            <text:p>46,493</text:p>
          </table:table-cell>
          <table:table-cell table:formula="of:=[.E79]*[.$D79]" office:value-type="float" office:value="1491230" calcext:value-type="float">
            <text:p>1,491,230</text:p>
          </table:table-cell>
          <table:table-cell table:style-name="ce4" table:formula="of:=[.F79]*[.$D79]" office:value-type="float" office:value="1208818" calcext:value-type="float">
            <text:p>1,208,818</text:p>
          </table:table-cell>
          <table:table-cell table:style-name="ce9" table:formula="of:=[.E79]/SUM([.E$53:.E$89])" office:value-type="percentage" office:value="0.0000942410007176726" calcext:value-type="percentage">
            <text:p>0.01%</text:p>
          </table:table-cell>
          <table:table-cell table:style-name="ce9" table:formula="of:=[.F79]/SUM([.F$53:.F$89])" office:value-type="percentage" office:value="0.0000763934590945297" calcext:value-type="percentage">
            <text:p>0.01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ce4" office:value-type="float" office:value="31172" calcext:value-type="float">
            <text:p>31,172</text:p>
          </table:table-cell>
          <table:table-cell office:value-type="float" office:value="23857" calcext:value-type="float">
            <text:p>23,857</text:p>
          </table:table-cell>
          <table:table-cell table:formula="of:=[.E80]*[.$D80]" office:value-type="float" office:value="841644" calcext:value-type="float">
            <text:p>841,644</text:p>
          </table:table-cell>
          <table:table-cell table:style-name="ce4" table:formula="of:=[.F80]*[.$D80]" office:value-type="float" office:value="644139" calcext:value-type="float">
            <text:p>644,139</text:p>
          </table:table-cell>
          <table:table-cell table:style-name="ce9" table:formula="of:=[.E80]/SUM([.E$53:.E$89])" office:value-type="percentage" office:value="0.0000512192568105883" calcext:value-type="percentage">
            <text:p>0.01%</text:p>
          </table:table-cell>
          <table:table-cell table:style-name="ce9" table:formula="of:=[.F80]/SUM([.F$53:.F$89])" office:value-type="percentage" office:value="0.0000391998527438151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ce4" office:value-type="float" office:value="15114" calcext:value-type="float">
            <text:p>15,114</text:p>
          </table:table-cell>
          <table:table-cell office:value-type="float" office:value="11791" calcext:value-type="float">
            <text:p>11,791</text:p>
          </table:table-cell>
          <table:table-cell table:formula="of:=[.E81]*[.$D81]" office:value-type="float" office:value="423192" calcext:value-type="float">
            <text:p>423,192</text:p>
          </table:table-cell>
          <table:table-cell table:style-name="ce4" table:formula="of:=[.F81]*[.$D81]" office:value-type="float" office:value="330148" calcext:value-type="float">
            <text:p>330,148</text:p>
          </table:table-cell>
          <table:table-cell table:style-name="ce9" table:formula="of:=[.E81]/SUM([.E$53:.E$89])" office:value-type="percentage" office:value="0.0000248340769740546" calcext:value-type="percentage">
            <text:p>0.00%</text:p>
          </table:table-cell>
          <table:table-cell table:style-name="ce9" table:formula="of:=[.F81]/SUM([.F$53:.F$89])" office:value-type="percentage" office:value="0.0000193739977240359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ce4" office:value-type="float" office:value="7142" calcext:value-type="float">
            <text:p>7,142</text:p>
          </table:table-cell>
          <table:table-cell office:value-type="float" office:value="5564" calcext:value-type="float">
            <text:p>5,564</text:p>
          </table:table-cell>
          <table:table-cell table:formula="of:=[.E82]*[.$D82]" office:value-type="float" office:value="207118" calcext:value-type="float">
            <text:p>207,118</text:p>
          </table:table-cell>
          <table:table-cell table:style-name="ce4" table:formula="of:=[.F82]*[.$D82]" office:value-type="float" office:value="161356" calcext:value-type="float">
            <text:p>161,356</text:p>
          </table:table-cell>
          <table:table-cell table:style-name="ce9" table:formula="of:=[.E82]/SUM([.E$53:.E$89])" office:value-type="percentage" office:value="0.0000117351447498146" calcext:value-type="percentage">
            <text:p>0.00%</text:p>
          </table:table-cell>
          <table:table-cell table:style-name="ce9" table:formula="of:=[.F82]/SUM([.F$53:.F$89])" office:value-type="percentage" office:value="0.00000914230543096732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4" office:value-type="float" office:value="3392" calcext:value-type="float">
            <text:p>3,392</text:p>
          </table:table-cell>
          <table:table-cell office:value-type="float" office:value="2477" calcext:value-type="float">
            <text:p>2,477</text:p>
          </table:table-cell>
          <table:table-cell table:formula="of:=[.E83]*[.$D83]" office:value-type="float" office:value="101760" calcext:value-type="float">
            <text:p>101,760</text:p>
          </table:table-cell>
          <table:table-cell table:style-name="ce4" table:formula="of:=[.F83]*[.$D83]" office:value-type="float" office:value="74310" calcext:value-type="float">
            <text:p>74,310</text:p>
          </table:table-cell>
          <table:table-cell table:style-name="ce9" table:formula="of:=[.E83]/SUM([.E$53:.E$89])" office:value-type="percentage" office:value="0.00000557345435331437" calcext:value-type="percentage">
            <text:p>0.00%</text:p>
          </table:table-cell>
          <table:table-cell table:style-name="ce9" table:formula="of:=[.F83]/SUM([.F$53:.F$89])" office:value-type="percentage" office:value="0.0000040700018965683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ce4" office:value-type="float" office:value="1494" calcext:value-type="float">
            <text:p>1,494</text:p>
          </table:table-cell>
          <table:table-cell office:value-type="float" office:value="1060" calcext:value-type="float">
            <text:p>1,060</text:p>
          </table:table-cell>
          <table:table-cell table:formula="of:=[.E84]*[.$D84]" office:value-type="float" office:value="46314" calcext:value-type="float">
            <text:p>46,314</text:p>
          </table:table-cell>
          <table:table-cell table:style-name="ce4" table:formula="of:=[.F84]*[.$D84]" office:value-type="float" office:value="32860" calcext:value-type="float">
            <text:p>32,860</text:p>
          </table:table-cell>
          <table:table-cell table:style-name="ce9" table:formula="of:=[.E84]/SUM([.E$53:.E$89])" office:value-type="percentage" office:value="0.0000024548174539657" calcext:value-type="percentage">
            <text:p>0.00%</text:p>
          </table:table-cell>
          <table:table-cell table:style-name="ce9" table:formula="of:=[.F84]/SUM([.F$53:.F$89])" office:value-type="percentage" office:value="0.00000174170448541074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4" office:value-type="float" office:value="621" calcext:value-type="float">
            <text:p>621</text:p>
          </table:table-cell>
          <table:table-cell office:value-type="float" office:value="397" calcext:value-type="float">
            <text:p>397</text:p>
          </table:table-cell>
          <table:table-cell table:formula="of:=[.E85]*[.$D85]" office:value-type="float" office:value="19872" calcext:value-type="float">
            <text:p>19,872</text:p>
          </table:table-cell>
          <table:table-cell table:style-name="ce4" table:formula="of:=[.F85]*[.$D85]" office:value-type="float" office:value="12704" calcext:value-type="float">
            <text:p>12,704</text:p>
          </table:table-cell>
          <table:table-cell table:style-name="ce9" table:formula="of:=[.E85]/SUM([.E$53:.E$89])" office:value-type="percentage" office:value="0.00000102037592966044" calcext:value-type="percentage">
            <text:p>0.00%</text:p>
          </table:table-cell>
          <table:table-cell table:style-name="ce9" table:formula="of:=[.F85]/SUM([.F$53:.F$89])" office:value-type="percentage" office:value="0.000000652317623309494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4" office:value-type="float" office:value="254" calcext:value-type="float">
            <text:p>254</text:p>
          </table:table-cell>
          <table:table-cell office:value-type="float" office:value="122" calcext:value-type="float">
            <text:p>122</text:p>
          </table:table-cell>
          <table:table-cell table:formula="of:=[.E86]*[.$D86]" office:value-type="float" office:value="8382" calcext:value-type="float">
            <text:p>8,382</text:p>
          </table:table-cell>
          <table:table-cell table:style-name="ce4" table:formula="of:=[.F86]*[.$D86]" office:value-type="float" office:value="4026" calcext:value-type="float">
            <text:p>4,026</text:p>
          </table:table-cell>
          <table:table-cell table:style-name="ce9" table:formula="of:=[.E86]/SUM([.E$53:.E$89])" office:value-type="percentage" office:value="0.000000417351829522951" calcext:value-type="percentage">
            <text:p>0.00%</text:p>
          </table:table-cell>
          <table:table-cell table:style-name="ce9" table:formula="of:=[.F86]/SUM([.F$53:.F$89])" office:value-type="percentage" office:value="0.000000200460327566142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E87]*[.$D87]" office:value-type="float" office:value="2040" calcext:value-type="float">
            <text:p>2,040</text:p>
          </table:table-cell>
          <table:table-cell table:style-name="ce4" table:formula="of:=[.F87]*[.$D87]" office:value-type="float" office:value="1360" calcext:value-type="float">
            <text:p>1,360</text:p>
          </table:table-cell>
          <table:table-cell table:style-name="ce9" table:formula="of:=[.E87]/SUM([.E$53:.E$89])" office:value-type="percentage" office:value="0.0000000985870463440041" calcext:value-type="percentage">
            <text:p>0.00%</text:p>
          </table:table-cell>
          <table:table-cell table:style-name="ce9" table:formula="of:=[.F87]/SUM([.F$53:.F$89])" office:value-type="percentage" office:value="0.0000000657246975626694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88]*[.$D88]" office:value-type="float" office:value="350" calcext:value-type="float">
            <text:p>350</text:p>
          </table:table-cell>
          <table:table-cell table:style-name="ce4" table:formula="of:=[.F88]*[.$D88]" office:value-type="float" office:value="525" calcext:value-type="float">
            <text:p>525</text:p>
          </table:table-cell>
          <table:table-cell table:style-name="ce9" table:formula="of:=[.E88]/SUM([.E$53:.E$89])" office:value-type="percentage" office:value="0.0000000164311743906674" calcext:value-type="percentage">
            <text:p>0.00%</text:p>
          </table:table-cell>
          <table:table-cell table:style-name="ce9" table:formula="of:=[.F88]/SUM([.F$53:.F$89])" office:value-type="percentage" office:value="0.000000024646761586001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89]*[.$D89]" office:value-type="float" office:value="0" calcext:value-type="float">
            <text:p>0</text:p>
          </table:table-cell>
          <table:table-cell table:style-name="ce4" table:formula="of:=[.F89]*[.$D89]" office:value-type="float" office:value="144" calcext:value-type="float">
            <text:p>144</text:p>
          </table:table-cell>
          <table:table-cell table:style-name="ce9" table:formula="of:=[.E89]/SUM([.E$53:.E$89])" office:value-type="percentage" office:value="0" calcext:value-type="percentage">
            <text:p>0.00%</text:p>
          </table:table-cell>
          <table:table-cell table:style-name="ce9" table:formula="of:=[.F89]/SUM([.F$53:.F$89])" office:value-type="percentage" office:value="0.00000000657246975626694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  <table:table-cell table:formula="of:=[.O91]+[.P91]-[.Q91]" office:value-type="float" office:value="14.224186047353" calcext:value-type="float">
            <text:p>14.2241860473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h_ct</text:p>
          </table:table-cell>
          <table:table-cell table:style-name="Default" office:value-type="string" calcext:value-type="string">
            <text:p>ch_out</text:p>
          </table:table-cell>
          <table:table-cell table:style-name="Default" office:value-type="string" calcext:value-type="string">
            <text:p>ch_bot</text:p>
          </table:table-cell>
          <table:table-cell table:number-columns-repeated="3"/>
          <table:table-cell office:value-type="string" calcext:value-type="string">
            <text:p>ch_ct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ch_bot</text:p>
          </table:table-cell>
          <table:table-cell office:value-type="string" calcext:value-type="string">
            <text:p>ch_any</text:p>
          </table:table-cell>
          <table:table-cell table:formula="of:=SUMPRODUCT([.O92:.O139];[.$J92:.$J139])" office:value-type="float" office:value="7.61302957369274" calcext:value-type="float">
            <text:p>7.61302957369274</text:p>
          </table:table-cell>
          <table:table-cell table:formula="of:=SUMPRODUCT([.P92:.P139];[.$J92:.$J139])" office:value-type="float" office:value="7.64252392568453" calcext:value-type="float">
            <text:p>7.64252392568453</text:p>
          </table:table-cell>
          <table:table-cell table:formula="of:=SUMPRODUCT([.Q92:.Q139];[.$J92:.$J139])" office:value-type="float" office:value="1.03136745202427" calcext:value-type="float">
            <text:p>1.03136745202427</text:p>
          </table:table-cell>
          <table:table-cell table:formula="of:=SUMPRODUCT([.R92:.R139];[.$J92:.$J139])" office:value-type="float" office:value="14.224186047353" calcext:value-type="float">
            <text:p>14.224186047353</text:p>
          </table:table-cell>
          <table:table-cell table:style-name="ce9" table:formula="of:=[.R91]/48" office:value-type="percentage" office:value="0.296337209319854" calcext:value-type="percentage">
            <text:p>29.63%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246623" calcext:value-type="float">
            <text:p>8246623</text:p>
          </table:table-cell>
          <table:table-cell table:style-name="Default" office:value-type="float" office:value="2270203" calcext:value-type="float">
            <text:p>2270203</text:p>
          </table:table-cell>
          <table:table-cell table:style-name="Default" office:value-type="float" office:value="263347631" calcext:value-type="float">
            <text:p>2633476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627024" calcext:value-type="float">
            <text:p>7627024</text:p>
          </table:table-cell>
          <table:table-cell office:value-type="float" office:value="2299258" calcext:value-type="float">
            <text:p>2299258</text:p>
          </table:table-cell>
          <table:table-cell office:value-type="float" office:value="262970126" calcext:value-type="float">
            <text:p>262970126</text:p>
          </table:table-cell>
          <table:table-cell office:value-type="float" office:value="119858" calcext:value-type="float">
            <text:p>119858</text:p>
          </table:table-cell>
          <table:table-cell table:style-name="ce9" table:formula="of:=[.K92]/SUM([.K$92:.K$139])" office:value-type="percentage" office:value="0.0125426722089744" calcext:value-type="percentage">
            <text:p>1.25%</text:p>
          </table:table-cell>
          <table:table-cell table:style-name="ce9" table:formula="of:=[.L92]/SUM([.L$92:.L$139])" office:value-type="percentage" office:value="0.00378113919896699" calcext:value-type="percentage">
            <text:p>0.38%</text:p>
          </table:table-cell>
          <table:table-cell table:style-name="ce5" table:formula="of:=[.M92]/SUM([.M$92:.M$139])" office:value-type="percentage" office:value="0.432455449356222" calcext:value-type="percentage">
            <text:p>43.25%</text:p>
          </table:table-cell>
          <table:table-cell table:style-name="ce9" table:formula="of:=[.N92]/SUM([.N$92:.N$139])" office:value-type="percentage" office:value="0.000197106971949118" calcext:value-type="percentage">
            <text:p>0.02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23878826" calcext:value-type="float">
            <text:p>23,878,826</text:p>
          </table:table-cell>
          <table:table-cell office:value-type="float" office:value="9649332" calcext:value-type="float">
            <text:p>9,649,332</text:p>
          </table:table-cell>
          <table:table-cell office:value-type="float" office:value="182226955" calcext:value-type="float">
            <text:p>182,226,9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845904" calcext:value-type="float">
            <text:p>23845904</text:p>
          </table:table-cell>
          <table:table-cell office:value-type="float" office:value="9712103" calcext:value-type="float">
            <text:p>9712103</text:p>
          </table:table-cell>
          <table:table-cell office:value-type="float" office:value="182519706" calcext:value-type="float">
            <text:p>182519706</text:p>
          </table:table-cell>
          <table:table-cell office:value-type="float" office:value="584680" calcext:value-type="float">
            <text:p>584680</text:p>
          </table:table-cell>
          <table:table-cell table:style-name="ce9" table:formula="of:=[.K93]/SUM([.K$92:.K$139])" office:value-type="percentage" office:value="0.0392146868029615" calcext:value-type="percentage">
            <text:p>3.92%</text:p>
          </table:table-cell>
          <table:table-cell table:style-name="ce9" table:formula="of:=[.L93]/SUM([.L$92:.L$139])" office:value-type="percentage" office:value="0.015971593165145" calcext:value-type="percentage">
            <text:p>1.60%</text:p>
          </table:table-cell>
          <table:table-cell table:style-name="ce9" table:formula="of:=[.M93]/SUM([.M$92:.M$139])" office:value-type="percentage" office:value="0.300154404134086" calcext:value-type="percentage">
            <text:p>30.02%</text:p>
          </table:table-cell>
          <table:table-cell table:style-name="ce9" table:formula="of:=[.N93]/SUM([.N$92:.N$139])" office:value-type="percentage" office:value="0.00096150865490172" calcext:value-type="percentage">
            <text:p>0.10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544893" calcext:value-type="float">
            <text:p>32544893</text:p>
          </table:table-cell>
          <table:table-cell office:value-type="float" office:value="22701381" calcext:value-type="float">
            <text:p>22,701,381</text:p>
          </table:table-cell>
          <table:table-cell office:value-type="float" office:value="92427311" calcext:value-type="float">
            <text:p>92,427,3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343420" calcext:value-type="float">
            <text:p>32343420</text:p>
          </table:table-cell>
          <table:table-cell office:value-type="float" office:value="22779887" calcext:value-type="float">
            <text:p>22779887</text:p>
          </table:table-cell>
          <table:table-cell office:value-type="float" office:value="92553556" calcext:value-type="float">
            <text:p>92553556</text:p>
          </table:table-cell>
          <table:table-cell office:value-type="float" office:value="1830341" calcext:value-type="float">
            <text:p>1830341</text:p>
          </table:table-cell>
          <table:table-cell table:style-name="ce9" table:formula="of:=[.K94]/SUM([.K$92:.K$139])" office:value-type="percentage" office:value="0.0531888866715492" calcext:value-type="percentage">
            <text:p>5.32%</text:p>
          </table:table-cell>
          <table:table-cell table:style-name="ce9" table:formula="of:=[.L94]/SUM([.L$92:.L$139])" office:value-type="percentage" office:value="0.0374616174799603" calcext:value-type="percentage">
            <text:p>3.75%</text:p>
          </table:table-cell>
          <table:table-cell table:style-name="ce9" table:formula="of:=[.M94]/SUM([.M$92:.M$139])" office:value-type="percentage" office:value="0.152204701949667" calcext:value-type="percentage">
            <text:p>15.22%</text:p>
          </table:table-cell>
          <table:table-cell table:style-name="ce9" table:formula="of:=[.N94]/SUM([.N$92:.N$139])" office:value-type="percentage" office:value="0.0030100032717409" calcext:value-type="percentage">
            <text:p>0.30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2627774" calcext:value-type="float">
            <text:p>42627774</text:p>
          </table:table-cell>
          <table:table-cell office:value-type="float" office:value="38682662" calcext:value-type="float">
            <text:p>38,682,662</text:p>
          </table:table-cell>
          <table:table-cell office:value-type="float" office:value="41093757" calcext:value-type="float">
            <text:p>41,093,7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3188689" calcext:value-type="float">
            <text:p>43188689</text:p>
          </table:table-cell>
          <table:table-cell office:value-type="float" office:value="38789802" calcext:value-type="float">
            <text:p>38789802</text:p>
          </table:table-cell>
          <table:table-cell office:value-type="float" office:value="41097120" calcext:value-type="float">
            <text:p>41097120</text:p>
          </table:table-cell>
          <table:table-cell office:value-type="float" office:value="4132694" calcext:value-type="float">
            <text:p>4132694</text:p>
          </table:table-cell>
          <table:table-cell table:style-name="ce9" table:formula="of:=[.K95]/SUM([.K$92:.K$139])" office:value-type="percentage" office:value="0.0710239759652437" calcext:value-type="percentage">
            <text:p>7.10%</text:p>
          </table:table-cell>
          <table:table-cell table:style-name="ce9" table:formula="of:=[.L95]/SUM([.L$92:.L$139])" office:value-type="percentage" office:value="0.0637899882755081" calcext:value-type="percentage">
            <text:p>6.38%</text:p>
          </table:table-cell>
          <table:table-cell table:style-name="ce9" table:formula="of:=[.M95]/SUM([.M$92:.M$139])" office:value-type="percentage" office:value="0.0675843821774895" calcext:value-type="percentage">
            <text:p>6.76%</text:p>
          </table:table-cell>
          <table:table-cell table:style-name="ce9" table:formula="of:=[.N95]/SUM([.N$92:.N$139])" office:value-type="percentage" office:value="0.00679623221088529" calcext:value-type="percentage">
            <text:p>0.68%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7539594" calcext:value-type="float">
            <text:p>47539594</text:p>
          </table:table-cell>
          <table:table-cell office:value-type="float" office:value="53385668" calcext:value-type="float">
            <text:p>53,385,668</text:p>
          </table:table-cell>
          <table:table-cell office:value-type="float" office:value="17133002" calcext:value-type="float">
            <text:p>17,133,0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7877131" calcext:value-type="float">
            <text:p>47877131</text:p>
          </table:table-cell>
          <table:table-cell office:value-type="float" office:value="53541922" calcext:value-type="float">
            <text:p>53541922</text:p>
          </table:table-cell>
          <table:table-cell office:value-type="float" office:value="17048738" calcext:value-type="float">
            <text:p>17048738</text:p>
          </table:table-cell>
          <table:table-cell office:value-type="float" office:value="7488283" calcext:value-type="float">
            <text:p>7488283</text:p>
          </table:table-cell>
          <table:table-cell table:style-name="ce9" table:formula="of:=[.K96]/SUM([.K$92:.K$139])" office:value-type="percentage" office:value="0.0787341380385227" calcext:value-type="percentage">
            <text:p>7.87%</text:p>
          </table:table-cell>
          <table:table-cell table:style-name="ce9" table:formula="of:=[.L96]/SUM([.L$92:.L$139])" office:value-type="percentage" office:value="0.0880499100415147" calcext:value-type="percentage">
            <text:p>8.80%</text:p>
          </table:table-cell>
          <table:table-cell table:style-name="ce9" table:formula="of:=[.M96]/SUM([.M$92:.M$139])" office:value-type="percentage" office:value="0.0280367194741599" calcext:value-type="percentage">
            <text:p>2.80%</text:p>
          </table:table-cell>
          <table:table-cell table:style-name="ce9" table:formula="of:=[.N96]/SUM([.N$92:.N$139])" office:value-type="percentage" office:value="0.0123145120661788" calcext:value-type="percentage">
            <text:p>1.2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7931811" calcext:value-type="float">
            <text:p>47931811</text:p>
          </table:table-cell>
          <table:table-cell office:value-type="float" office:value="63479588" calcext:value-type="float">
            <text:p>63,479,588</text:p>
          </table:table-cell>
          <table:table-cell office:value-type="float" office:value="7037908" calcext:value-type="float">
            <text:p>7,037,9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293053" calcext:value-type="float">
            <text:p>47293053</text:p>
          </table:table-cell>
          <table:table-cell office:value-type="float" office:value="63655474" calcext:value-type="float">
            <text:p>63655474</text:p>
          </table:table-cell>
          <table:table-cell office:value-type="float" office:value="6942647" calcext:value-type="float">
            <text:p>6942647</text:p>
          </table:table-cell>
          <table:table-cell office:value-type="float" office:value="11681784" calcext:value-type="float">
            <text:p>11681784</text:p>
          </table:table-cell>
          <table:table-cell table:style-name="ce9" table:formula="of:=[.K97]/SUM([.K$92:.K$139])" office:value-type="percentage" office:value="0.0777736193750868" calcext:value-type="percentage">
            <text:p>7.78%</text:p>
          </table:table-cell>
          <table:table-cell table:style-name="ce9" table:formula="of:=[.L97]/SUM([.L$92:.L$139])" office:value-type="percentage" office:value="0.104681687731531" calcext:value-type="percentage">
            <text:p>10.47%</text:p>
          </table:table-cell>
          <table:table-cell table:style-name="ce9" table:formula="of:=[.M97]/SUM([.M$92:.M$139])" office:value-type="percentage" office:value="0.0114172114292048" calcext:value-type="percentage">
            <text:p>1.14%</text:p>
          </table:table-cell>
          <table:table-cell table:style-name="ce9" table:formula="of:=[.N97]/SUM([.N$92:.N$139])" office:value-type="percentage" office:value="0.019210741637635" calcext:value-type="percentage">
            <text:p>1.92%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5718965" calcext:value-type="float">
            <text:p>55718965</text:p>
          </table:table-cell>
          <table:table-cell office:value-type="float" office:value="67601268" calcext:value-type="float">
            <text:p>67,601,268</text:p>
          </table:table-cell>
          <table:table-cell office:value-type="float" office:value="2933979" calcext:value-type="float">
            <text:p>2,933,9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180350" calcext:value-type="float">
            <text:p>56180350</text:p>
          </table:table-cell>
          <table:table-cell office:value-type="float" office:value="67768030" calcext:value-type="float">
            <text:p>67768030</text:p>
          </table:table-cell>
          <table:table-cell office:value-type="float" office:value="2856576" calcext:value-type="float">
            <text:p>2856576</text:p>
          </table:table-cell>
          <table:table-cell office:value-type="float" office:value="16461447" calcext:value-type="float">
            <text:p>16461447</text:p>
          </table:table-cell>
          <table:table-cell table:style-name="ce9" table:formula="of:=[.K98]/SUM([.K$92:.K$139])" office:value-type="percentage" office:value="0.0923888156947524" calcext:value-type="percentage">
            <text:p>9.24%</text:p>
          </table:table-cell>
          <table:table-cell table:style-name="ce5" table:formula="of:=[.L98]/SUM([.L$92:.L$139])" office:value-type="percentage" office:value="0.111444802918929" calcext:value-type="percentage">
            <text:p>11.14%</text:p>
          </table:table-cell>
          <table:table-cell table:style-name="ce9" table:formula="of:=[.M98]/SUM([.M$92:.M$139])" office:value-type="percentage" office:value="0.0046976509327915" calcext:value-type="percentage">
            <text:p>0.47%</text:p>
          </table:table-cell>
          <table:table-cell table:style-name="ce9" table:formula="of:=[.N98]/SUM([.N$92:.N$139])" office:value-type="percentage" office:value="0.0270709170190633" calcext:value-type="percentage">
            <text:p>2.71%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255450" calcext:value-type="float">
            <text:p>59255450</text:p>
          </table:table-cell>
          <table:table-cell office:value-type="float" office:value="66183199" calcext:value-type="float">
            <text:p>66,183,199</text:p>
          </table:table-cell>
          <table:table-cell office:value-type="float" office:value="1253141" calcext:value-type="float">
            <text:p>1,253,1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809020" calcext:value-type="float">
            <text:p>59809020</text:p>
          </table:table-cell>
          <table:table-cell office:value-type="float" office:value="66299094" calcext:value-type="float">
            <text:p>66299094</text:p>
          </table:table-cell>
          <table:table-cell office:value-type="float" office:value="1206587" calcext:value-type="float">
            <text:p>1206587</text:p>
          </table:table-cell>
          <table:table-cell office:value-type="float" office:value="21653219" calcext:value-type="float">
            <text:p>21653219</text:p>
          </table:table-cell>
          <table:table-cell table:style-name="ce5" table:formula="of:=[.K99]/SUM([.K$92:.K$139])" office:value-type="percentage" office:value="0.0983561783731102" calcext:value-type="percentage">
            <text:p>9.84%</text:p>
          </table:table-cell>
          <table:table-cell table:style-name="ce9" table:formula="of:=[.L99]/SUM([.L$92:.L$139])" office:value-type="percentage" office:value="0.109029131650035" calcext:value-type="percentage">
            <text:p>10.90%</text:p>
          </table:table-cell>
          <table:table-cell table:style-name="ce9" table:formula="of:=[.M99]/SUM([.M$92:.M$139])" office:value-type="percentage" office:value="0.00198423726378857" calcext:value-type="percentage">
            <text:p>0.20%</text:p>
          </table:table-cell>
          <table:table-cell table:style-name="ce9" table:formula="of:=[.N99]/SUM([.N$92:.N$139])" office:value-type="percentage" office:value="0.0356088073390271" calcext:value-type="percentage">
            <text:p>3.56%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3880594" calcext:value-type="float">
            <text:p>53880594</text:p>
          </table:table-cell>
          <table:table-cell office:value-type="float" office:value="60635031" calcext:value-type="float">
            <text:p>60,635,031</text:p>
          </table:table-cell>
          <table:table-cell office:value-type="float" office:value="547228" calcext:value-type="float">
            <text:p>547,2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292033" calcext:value-type="float">
            <text:p>53292033</text:p>
          </table:table-cell>
          <table:table-cell office:value-type="float" office:value="60651319" calcext:value-type="float">
            <text:p>60651319</text:p>
          </table:table-cell>
          <table:table-cell office:value-type="float" office:value="517817" calcext:value-type="float">
            <text:p>517817</text:p>
          </table:table-cell>
          <table:table-cell office:value-type="float" office:value="26990033" calcext:value-type="float">
            <text:p>26990033</text:p>
          </table:table-cell>
          <table:table-cell table:style-name="ce9" table:formula="of:=[.K100]/SUM([.K$92:.K$139])" office:value-type="percentage" office:value="0.0876389665574469" calcext:value-type="percentage">
            <text:p>8.76%</text:p>
          </table:table-cell>
          <table:table-cell table:style-name="ce9" table:formula="of:=[.L100]/SUM([.L$92:.L$139])" office:value-type="percentage" office:value="0.0997413425287424" calcext:value-type="percentage">
            <text:p>9.97%</text:p>
          </table:table-cell>
          <table:table-cell table:style-name="ce9" table:formula="of:=[.M100]/SUM([.M$92:.M$139])" office:value-type="percentage" office:value="0.000851552177524875" calcext:value-type="percentage">
            <text:p>0.09%</text:p>
          </table:table-cell>
          <table:table-cell table:style-name="ce9" table:formula="of:=[.N100]/SUM([.N$92:.N$139])" office:value-type="percentage" office:value="0.0443852198220959" calcext:value-type="percentage">
            <text:p>4.44%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0911849" calcext:value-type="float">
            <text:p>50911849</text:p>
          </table:table-cell>
          <table:table-cell office:value-type="float" office:value="52637371" calcext:value-type="float">
            <text:p>52,637,371</text:p>
          </table:table-cell>
          <table:table-cell office:value-type="float" office:value="236927" calcext:value-type="float">
            <text:p>236,9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383462" calcext:value-type="float">
            <text:p>51383462</text:p>
          </table:table-cell>
          <table:table-cell office:value-type="float" office:value="52557009" calcext:value-type="float">
            <text:p>52557009</text:p>
          </table:table-cell>
          <table:table-cell office:value-type="float" office:value="220437" calcext:value-type="float">
            <text:p>220437</text:p>
          </table:table-cell>
          <table:table-cell office:value-type="float" office:value="32127631" calcext:value-type="float">
            <text:p>32127631</text:p>
          </table:table-cell>
          <table:table-cell table:style-name="ce9" table:formula="of:=[.K101]/SUM([.K$92:.K$139])" office:value-type="percentage" office:value="0.0845003137302689" calcext:value-type="percentage">
            <text:p>8.45%</text:p>
          </table:table-cell>
          <table:table-cell table:style-name="ce9" table:formula="of:=[.L101]/SUM([.L$92:.L$139])" office:value-type="percentage" office:value="0.0864302165787227" calcext:value-type="percentage">
            <text:p>8.64%</text:p>
          </table:table-cell>
          <table:table-cell table:style-name="ce9" table:formula="of:=[.M101]/SUM([.M$92:.M$139])" office:value-type="percentage" office:value="0.000362509549429723" calcext:value-type="percentage">
            <text:p>0.04%</text:p>
          </table:table-cell>
          <table:table-cell table:style-name="ce9" table:formula="of:=[.N101]/SUM([.N$92:.N$139])" office:value-type="percentage" office:value="0.0528340207771581" calcext:value-type="percentage">
            <text:p>5.28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3028969" calcext:value-type="float">
            <text:p>43028969</text:p>
          </table:table-cell>
          <table:table-cell office:value-type="float" office:value="43679675" calcext:value-type="float">
            <text:p>43,679,675</text:p>
          </table:table-cell>
          <table:table-cell office:value-type="float" office:value="100764" calcext:value-type="float">
            <text:p>100,7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682659" calcext:value-type="float">
            <text:p>42682659</text:p>
          </table:table-cell>
          <table:table-cell office:value-type="float" office:value="43529416" calcext:value-type="float">
            <text:p>43529416</text:p>
          </table:table-cell>
          <table:table-cell office:value-type="float" office:value="92999" calcext:value-type="float">
            <text:p>92999</text:p>
          </table:table-cell>
          <table:table-cell office:value-type="float" office:value="36712586" calcext:value-type="float">
            <text:p>36712586</text:p>
          </table:table-cell>
          <table:table-cell table:style-name="ce9" table:formula="of:=[.K102]/SUM([.K$92:.K$139])" office:value-type="percentage" office:value="0.0701918075574995" calcext:value-type="percentage">
            <text:p>7.02%</text:p>
          </table:table-cell>
          <table:table-cell table:style-name="ce9" table:formula="of:=[.L102]/SUM([.L$92:.L$139])" office:value-type="percentage" office:value="0.0715843029123921" calcext:value-type="percentage">
            <text:p>7.16%</text:p>
          </table:table-cell>
          <table:table-cell table:style-name="ce9" table:formula="of:=[.M102]/SUM([.M$92:.M$139])" office:value-type="percentage" office:value="0.000152937236432245" calcext:value-type="percentage">
            <text:p>0.02%</text:p>
          </table:table-cell>
          <table:table-cell table:style-name="ce9" table:formula="of:=[.N102]/SUM([.N$92:.N$139])" office:value-type="percentage" office:value="0.060373998055045" calcext:value-type="percentage">
            <text:p>6.04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4727465" calcext:value-type="float">
            <text:p>34727465</text:p>
          </table:table-cell>
          <table:table-cell office:value-type="float" office:value="34873998" calcext:value-type="float">
            <text:p>34,873,998</text:p>
          </table:table-cell>
          <table:table-cell office:value-type="float" office:value="41599" calcext:value-type="float">
            <text:p>41,5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4738736" calcext:value-type="float">
            <text:p>34738736</text:p>
          </table:table-cell>
          <table:table-cell office:value-type="float" office:value="34675293" calcext:value-type="float">
            <text:p>34675293</text:p>
          </table:table-cell>
          <table:table-cell office:value-type="float" office:value="37123" calcext:value-type="float">
            <text:p>37123</text:p>
          </table:table-cell>
          <table:table-cell office:value-type="float" office:value="40270668" calcext:value-type="float">
            <text:p>40270668</text:p>
          </table:table-cell>
          <table:table-cell table:style-name="ce9" table:formula="of:=[.K103]/SUM([.K$92:.K$139])" office:value-type="percentage" office:value="0.0571279936449784" calcext:value-type="percentage">
            <text:p>5.71%</text:p>
          </table:table-cell>
          <table:table-cell table:style-name="ce9" table:formula="of:=[.L103]/SUM([.L$92:.L$139])" office:value-type="percentage" office:value="0.0570236613716102" calcext:value-type="percentage">
            <text:p>5.70%</text:p>
          </table:table-cell>
          <table:table-cell table:style-name="ce9" table:formula="of:=[.M103]/SUM([.M$92:.M$139])" office:value-type="percentage" office:value="0.0000610489255591375" calcext:value-type="percentage">
            <text:p>0.01%</text:p>
          </table:table-cell>
          <table:table-cell table:style-name="ce9" table:formula="of:=[.N103]/SUM([.N$92:.N$139])" office:value-type="percentage" office:value="0.066225278478268" calcext:value-type="percentage">
            <text:p>6.62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0145136" calcext:value-type="float">
            <text:p>30145136</text:p>
          </table:table-cell>
          <table:table-cell office:value-type="float" office:value="26902658" calcext:value-type="float">
            <text:p>26,902,658</text:p>
          </table:table-cell>
          <table:table-cell office:value-type="float" office:value="16313" calcext:value-type="float">
            <text:p>16,3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0368500" calcext:value-type="float">
            <text:p>30368500</text:p>
          </table:table-cell>
          <table:table-cell office:value-type="float" office:value="26703865" calcext:value-type="float">
            <text:p>26703865</text:p>
          </table:table-cell>
          <table:table-cell office:value-type="float" office:value="14610" calcext:value-type="float">
            <text:p>14610</text:p>
          </table:table-cell>
          <table:table-cell office:value-type="float" office:value="42610602" calcext:value-type="float">
            <text:p>42610602</text:p>
          </table:table-cell>
          <table:table-cell table:style-name="ce9" table:formula="of:=[.K104]/SUM([.K$92:.K$139])" office:value-type="percentage" office:value="0.0499411226420997" calcext:value-type="percentage">
            <text:p>4.99%</text:p>
          </table:table-cell>
          <table:table-cell table:style-name="ce9" table:formula="of:=[.L104]/SUM([.L$92:.L$139])" office:value-type="percentage" office:value="0.0439146153739261" calcext:value-type="percentage">
            <text:p>4.39%</text:p>
          </table:table-cell>
          <table:table-cell table:style-name="ce9" table:formula="of:=[.M104]/SUM([.M$92:.M$139])" office:value-type="percentage" office:value="0.0000240262048438704" calcext:value-type="percentage">
            <text:p>0.00%</text:p>
          </table:table-cell>
          <table:table-cell table:style-name="ce9" table:formula="of:=[.N104]/SUM([.N$92:.N$139])" office:value-type="percentage" office:value="0.0700733095258475" calcext:value-type="percentage">
            <text:p>7.01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3036679" calcext:value-type="float">
            <text:p>23036679</text:p>
          </table:table-cell>
          <table:table-cell office:value-type="float" office:value="20132562" calcext:value-type="float">
            <text:p>20,132,562</text:p>
          </table:table-cell>
          <table:table-cell office:value-type="float" office:value="6111" calcext:value-type="float">
            <text:p>6,1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3100010" calcext:value-type="float">
            <text:p>23100010</text:p>
          </table:table-cell>
          <table:table-cell office:value-type="float" office:value="19961086" calcext:value-type="float">
            <text:p>19961086</text:p>
          </table:table-cell>
          <table:table-cell office:value-type="float" office:value="5319" calcext:value-type="float">
            <text:p>5319</text:p>
          </table:table-cell>
          <table:table-cell office:value-type="float" office:value="43637547" calcext:value-type="float">
            <text:p>43637547</text:p>
          </table:table-cell>
          <table:table-cell table:style-name="ce9" table:formula="of:=[.K105]/SUM([.K$92:.K$139])" office:value-type="percentage" office:value="0.0379880610647128" calcext:value-type="percentage">
            <text:p>3.80%</text:p>
          </table:table-cell>
          <table:table-cell table:style-name="ce9" table:formula="of:=[.L105]/SUM([.L$92:.L$139])" office:value-type="percentage" office:value="0.0328260876893986" calcext:value-type="percentage">
            <text:p>3.28%</text:p>
          </table:table-cell>
          <table:table-cell table:style-name="ce9" table:formula="of:=[.M105]/SUM([.M$92:.M$139])" office:value-type="percentage" office:value="0.00000874711728710106" calcext:value-type="percentage">
            <text:p>0.00%</text:p>
          </table:table-cell>
          <table:table-cell table:style-name="ce5" table:formula="of:=[.N105]/SUM([.N$92:.N$139])" office:value-type="percentage" office:value="0.0717621247848064" calcext:value-type="percentage">
            <text:p>7.18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892689" calcext:value-type="float">
            <text:p>16892689</text:p>
          </table:table-cell>
          <table:table-cell office:value-type="float" office:value="14662306" calcext:value-type="float">
            <text:p>14,662,306</text:p>
          </table:table-cell>
          <table:table-cell office:value-type="float" office:value="2168" calcext:value-type="float">
            <text:p>2,16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781850" calcext:value-type="float">
            <text:p>16781850</text:p>
          </table:table-cell>
          <table:table-cell office:value-type="float" office:value="14511031" calcext:value-type="float">
            <text:p>14511031</text:p>
          </table:table-cell>
          <table:table-cell office:value-type="float" office:value="1793" calcext:value-type="float">
            <text:p>1793</text:p>
          </table:table-cell>
          <table:table-cell office:value-type="float" office:value="43356530" calcext:value-type="float">
            <text:p>43356530</text:p>
          </table:table-cell>
          <table:table-cell table:style-name="ce9" table:formula="of:=[.K106]/SUM([.K$92:.K$139])" office:value-type="percentage" office:value="0.0275978210649628" calcext:value-type="percentage">
            <text:p>2.76%</text:p>
          </table:table-cell>
          <table:table-cell table:style-name="ce9" table:formula="of:=[.L106]/SUM([.L$92:.L$139])" office:value-type="percentage" office:value="0.0238634499179845" calcext:value-type="percentage">
            <text:p>2.39%</text:p>
          </table:table-cell>
          <table:table-cell table:style-name="ce9" table:formula="of:=[.M106]/SUM([.M$92:.M$139])" office:value-type="percentage" office:value="0.00000294859584428881" calcext:value-type="percentage">
            <text:p>0.00%</text:p>
          </table:table-cell>
          <table:table-cell table:style-name="ce9" table:formula="of:=[.N106]/SUM([.N$92:.N$139])" office:value-type="percentage" office:value="0.0712999911772355" calcext:value-type="percentage">
            <text:p>7.1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877244" calcext:value-type="float">
            <text:p>12877244</text:p>
          </table:table-cell>
          <table:table-cell office:value-type="float" office:value="10393678" calcext:value-type="float">
            <text:p>10,393,678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880384" calcext:value-type="float">
            <text:p>12880384</text:p>
          </table:table-cell>
          <table:table-cell office:value-type="float" office:value="10299719" calcext:value-type="float">
            <text:p>10299719</text:p>
          </table:table-cell>
          <table:table-cell office:value-type="float" office:value="613" calcext:value-type="float">
            <text:p>613</text:p>
          </table:table-cell>
          <table:table-cell office:value-type="float" office:value="41843290" calcext:value-type="float">
            <text:p>41843290</text:p>
          </table:table-cell>
          <table:table-cell table:style-name="ce9" table:formula="of:=[.K107]/SUM([.K$92:.K$139])" office:value-type="percentage" office:value="0.0211818442472081" calcext:value-type="percentage">
            <text:p>2.12%</text:p>
          </table:table-cell>
          <table:table-cell table:style-name="ce9" table:formula="of:=[.L107]/SUM([.L$92:.L$139])" office:value-type="percentage" office:value="0.0169379300840728" calcext:value-type="percentage">
            <text:p>1.69%</text:p>
          </table:table-cell>
          <table:table-cell table:style-name="ce9" table:formula="of:=[.M107]/SUM([.M$92:.M$139])" office:value-type="percentage" office:value="0.00000100808101090298" calcext:value-type="percentage">
            <text:p>0.00%</text:p>
          </table:table-cell>
          <table:table-cell table:style-name="ce9" table:formula="of:=[.N107]/SUM([.N$92:.N$139])" office:value-type="percentage" office:value="0.0688114617988688" calcext:value-type="percentage">
            <text:p>6.88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615046" calcext:value-type="float">
            <text:p>8615046</text:p>
          </table:table-cell>
          <table:table-cell office:value-type="float" office:value="7188056" calcext:value-type="float">
            <text:p>7,188,056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448000" calcext:value-type="float">
            <text:p>8448000</text:p>
          </table:table-cell>
          <table:table-cell office:value-type="float" office:value="7117112" calcext:value-type="float">
            <text:p>7117112</text:p>
          </table:table-cell>
          <table:table-cell office:value-type="float" office:value="193" calcext:value-type="float">
            <text:p>193</text:p>
          </table:table-cell>
          <table:table-cell office:value-type="float" office:value="39276792" calcext:value-type="float">
            <text:p>39276792</text:p>
          </table:table-cell>
          <table:table-cell table:style-name="ce9" table:formula="of:=[.K108]/SUM([.K$92:.K$139])" office:value-type="percentage" office:value="0.0138927706037657" calcext:value-type="percentage">
            <text:p>1.39%</text:p>
          </table:table-cell>
          <table:table-cell table:style-name="ce9" table:formula="of:=[.L108]/SUM([.L$92:.L$139])" office:value-type="percentage" office:value="0.0117041198363291" calcext:value-type="percentage">
            <text:p>1.17%</text:p>
          </table:table-cell>
          <table:table-cell table:style-name="ce9" table:formula="of:=[.M108]/SUM([.M$92:.M$139])" office:value-type="percentage" office:value="0.00000031738929054531" calcext:value-type="percentage">
            <text:p>0.00%</text:p>
          </table:table-cell>
          <table:table-cell table:style-name="ce9" table:formula="of:=[.N108]/SUM([.N$92:.N$139])" office:value-type="percentage" office:value="0.0645908453252628" calcext:value-type="percentage">
            <text:p>6.46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916822" calcext:value-type="float">
            <text:p>5916822</text:p>
          </table:table-cell>
          <table:table-cell office:value-type="float" office:value="4858328" calcext:value-type="float">
            <text:p>4,858,32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918395" calcext:value-type="float">
            <text:p>5918395</text:p>
          </table:table-cell>
          <table:table-cell office:value-type="float" office:value="4819374" calcext:value-type="float">
            <text:p>4819374</text:p>
          </table:table-cell>
          <table:table-cell office:value-type="float" office:value="64" calcext:value-type="float">
            <text:p>64</text:p>
          </table:table-cell>
          <table:table-cell office:value-type="float" office:value="35822121" calcext:value-type="float">
            <text:p>35822121</text:p>
          </table:table-cell>
          <table:table-cell table:style-name="ce9" table:formula="of:=[.K109]/SUM([.K$92:.K$139])" office:value-type="percentage" office:value="0.00973282481977674" calcext:value-type="percentage">
            <text:p>0.97%</text:p>
          </table:table-cell>
          <table:table-cell table:style-name="ce9" table:formula="of:=[.L109]/SUM([.L$92:.L$139])" office:value-type="percentage" office:value="0.00792548028358815" calcext:value-type="percentage">
            <text:p>0.79%</text:p>
          </table:table-cell>
          <table:table-cell table:style-name="ce9" table:formula="of:=[.M109]/SUM([.M$92:.M$139])" office:value-type="percentage" office:value="0.00000010524826214974" calcext:value-type="percentage">
            <text:p>0.00%</text:p>
          </table:table-cell>
          <table:table-cell table:style-name="ce9" table:formula="of:=[.N109]/SUM([.N$92:.N$139])" office:value-type="percentage" office:value="0.0589096247151205" calcext:value-type="percentage">
            <text:p>5.89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077489" calcext:value-type="float">
            <text:p>4077489</text:p>
          </table:table-cell>
          <table:table-cell office:value-type="float" office:value="3211482" calcext:value-type="float">
            <text:p>3,211,48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058853" calcext:value-type="float">
            <text:p>4058853</text:p>
          </table:table-cell>
          <table:table-cell office:value-type="float" office:value="3179007" calcext:value-type="float">
            <text:p>3179007</text:p>
          </table:table-cell>
          <table:table-cell office:value-type="float" office:value="16" calcext:value-type="float">
            <text:p>16</text:p>
          </table:table-cell>
          <table:table-cell office:value-type="float" office:value="31833564" calcext:value-type="float">
            <text:p>31833564</text:p>
          </table:table-cell>
          <table:table-cell table:style-name="ce9" table:formula="of:=[.K110]/SUM([.K$92:.K$139])" office:value-type="percentage" office:value="0.00667480038392593" calcext:value-type="percentage">
            <text:p>0.67%</text:p>
          </table:table-cell>
          <table:table-cell table:style-name="ce9" table:formula="of:=[.L110]/SUM([.L$92:.L$139])" office:value-type="percentage" office:value="0.0052278900329978" calcext:value-type="percentage">
            <text:p>0.52%</text:p>
          </table:table-cell>
          <table:table-cell table:style-name="ce9" table:formula="of:=[.M110]/SUM([.M$92:.M$139])" office:value-type="percentage" office:value="0.000000026312065537435" calcext:value-type="percentage">
            <text:p>0.00%</text:p>
          </table:table-cell>
          <table:table-cell table:style-name="ce9" table:formula="of:=[.N110]/SUM([.N$92:.N$139])" office:value-type="percentage" office:value="0.0523504263911333" calcext:value-type="percentage">
            <text:p>5.24%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497188" calcext:value-type="float">
            <text:p>2497188</text:p>
          </table:table-cell>
          <table:table-cell office:value-type="float" office:value="2072079" calcext:value-type="float">
            <text:p>2,072,07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43371" calcext:value-type="float">
            <text:p>2443371</text:p>
          </table:table-cell>
          <table:table-cell office:value-type="float" office:value="2052303" calcext:value-type="float">
            <text:p>2052303</text:p>
          </table:table-cell>
          <table:table-cell office:value-type="float" office:value="10" calcext:value-type="float">
            <text:p>10</text:p>
          </table:table-cell>
          <table:table-cell office:value-type="float" office:value="27521434" calcext:value-type="float">
            <text:p>27521434</text:p>
          </table:table-cell>
          <table:table-cell table:style-name="ce9" table:formula="of:=[.K111]/SUM([.K$92:.K$139])" office:value-type="percentage" office:value="0.00401813361776676" calcext:value-type="percentage">
            <text:p>0.40%</text:p>
          </table:table-cell>
          <table:table-cell table:style-name="ce9" table:formula="of:=[.L111]/SUM([.L$92:.L$139])" office:value-type="percentage" office:value="0.00337502068991716" calcext:value-type="percentage">
            <text:p>0.34%</text:p>
          </table:table-cell>
          <table:table-cell table:style-name="ce9" table:formula="of:=[.M111]/SUM([.M$92:.M$139])" office:value-type="percentage" office:value="0.0000000164450409608969" calcext:value-type="percentage">
            <text:p>0.00%</text:p>
          </table:table-cell>
          <table:table-cell table:style-name="ce9" table:formula="of:=[.N111]/SUM([.N$92:.N$139])" office:value-type="percentage" office:value="0.0452591109432621" calcext:value-type="percentage">
            <text:p>4.5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99726" calcext:value-type="float">
            <text:p>1599726</text:p>
          </table:table-cell>
          <table:table-cell office:value-type="float" office:value="1304279" calcext:value-type="float">
            <text:p>1,304,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42378" calcext:value-type="float">
            <text:p>1542378</text:p>
          </table:table-cell>
          <table:table-cell office:value-type="float" office:value="1294472" calcext:value-type="float">
            <text:p>1294472</text:p>
          </table:table-cell>
          <table:table-cell office:value-type="float" office:value="0" calcext:value-type="float">
            <text:p>0</text:p>
          </table:table-cell>
          <table:table-cell office:value-type="float" office:value="23193646" calcext:value-type="float">
            <text:p>23193646</text:p>
          </table:table-cell>
          <table:table-cell table:style-name="ce9" table:formula="of:=[.K112]/SUM([.K$92:.K$139])" office:value-type="percentage" office:value="0.00253644693871862" calcext:value-type="percentage">
            <text:p>0.25%</text:p>
          </table:table-cell>
          <table:table-cell table:style-name="ce9" table:formula="of:=[.L112]/SUM([.L$92:.L$139])" office:value-type="percentage" office:value="0.00212876450627341" calcext:value-type="percentage">
            <text:p>0.21%</text:p>
          </table:table-cell>
          <table:table-cell table:style-name="ce9" table:formula="of:=[.M112]/SUM([.M$92:.M$139])" office:value-type="percentage" office:value="0" calcext:value-type="percentage">
            <text:p>0.00%</text:p>
          </table:table-cell>
          <table:table-cell table:style-name="ce9" table:formula="of:=[.N112]/SUM([.N$92:.N$139])" office:value-type="percentage" office:value="0.0381420458502543" calcext:value-type="percentage">
            <text:p>3.81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035330" calcext:value-type="float">
            <text:p>1035330</text:p>
          </table:table-cell>
          <table:table-cell office:value-type="float" office:value="802185" calcext:value-type="float">
            <text:p>802,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9622" calcext:value-type="float">
            <text:p>989622</text:p>
          </table:table-cell>
          <table:table-cell office:value-type="float" office:value="796341" calcext:value-type="float">
            <text:p>796341</text:p>
          </table:table-cell>
          <table:table-cell office:value-type="float" office:value="0" calcext:value-type="float">
            <text:p>0</text:p>
          </table:table-cell>
          <table:table-cell office:value-type="float" office:value="19064404" calcext:value-type="float">
            <text:p>19064404</text:p>
          </table:table-cell>
          <table:table-cell table:style-name="ce9" table:formula="of:=[.K113]/SUM([.K$92:.K$139])" office:value-type="percentage" office:value="0.00162743743258047" calcext:value-type="percentage">
            <text:p>0.16%</text:p>
          </table:table-cell>
          <table:table-cell table:style-name="ce9" table:formula="of:=[.L113]/SUM([.L$92:.L$139])" office:value-type="percentage" office:value="0.00130958603638416" calcext:value-type="percentage">
            <text:p>0.13%</text:p>
          </table:table-cell>
          <table:table-cell table:style-name="ce9" table:formula="of:=[.M113]/SUM([.M$92:.M$139])" office:value-type="percentage" office:value="0" calcext:value-type="percentage">
            <text:p>0.00%</text:p>
          </table:table-cell>
          <table:table-cell table:style-name="ce9" table:formula="of:=[.N113]/SUM([.N$92:.N$139])" office:value-type="percentage" office:value="0.0313514904675087" calcext:value-type="percentage">
            <text:p>3.14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93240" calcext:value-type="float">
            <text:p>593240</text:p>
          </table:table-cell>
          <table:table-cell office:value-type="float" office:value="481188" calcext:value-type="float">
            <text:p>481,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43449" calcext:value-type="float">
            <text:p>543449</text:p>
          </table:table-cell>
          <table:table-cell office:value-type="float" office:value="477198" calcext:value-type="float">
            <text:p>477198</text:p>
          </table:table-cell>
          <table:table-cell office:value-type="float" office:value="0" calcext:value-type="float">
            <text:p>0</text:p>
          </table:table-cell>
          <table:table-cell office:value-type="float" office:value="15278094" calcext:value-type="float">
            <text:p>15278094</text:p>
          </table:table-cell>
          <table:table-cell table:style-name="ce9" table:formula="of:=[.K114]/SUM([.K$92:.K$139])" office:value-type="percentage" office:value="0.000893704106515846" calcext:value-type="percentage">
            <text:p>0.09%</text:p>
          </table:table-cell>
          <table:table-cell table:style-name="ce9" table:formula="of:=[.L114]/SUM([.L$92:.L$139])" office:value-type="percentage" office:value="0.000784754065645808" calcext:value-type="percentage">
            <text:p>0.08%</text:p>
          </table:table-cell>
          <table:table-cell table:style-name="ce9" table:formula="of:=[.M114]/SUM([.M$92:.M$139])" office:value-type="percentage" office:value="0" calcext:value-type="percentage">
            <text:p>0.00%</text:p>
          </table:table-cell>
          <table:table-cell table:style-name="ce9" table:formula="of:=[.N114]/SUM([.N$92:.N$139])" office:value-type="percentage" office:value="0.0251248881634433" calcext:value-type="percentage">
            <text:p>2.51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61951" calcext:value-type="float">
            <text:p>361951</text:p>
          </table:table-cell>
          <table:table-cell office:value-type="float" office:value="280337" calcext:value-type="float">
            <text:p>280,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38375" calcext:value-type="float">
            <text:p>338375</text:p>
          </table:table-cell>
          <table:table-cell office:value-type="float" office:value="278810" calcext:value-type="float">
            <text:p>278810</text:p>
          </table:table-cell>
          <table:table-cell office:value-type="float" office:value="0" calcext:value-type="float">
            <text:p>0</text:p>
          </table:table-cell>
          <table:table-cell office:value-type="float" office:value="11970806" calcext:value-type="float">
            <text:p>11970806</text:p>
          </table:table-cell>
          <table:table-cell table:style-name="ce9" table:formula="of:=[.K115]/SUM([.K$92:.K$139])" office:value-type="percentage" office:value="0.000556459073514349" calcext:value-type="percentage">
            <text:p>0.06%</text:p>
          </table:table-cell>
          <table:table-cell table:style-name="ce9" table:formula="of:=[.L115]/SUM([.L$92:.L$139])" office:value-type="percentage" office:value="0.000458504187030766" calcext:value-type="percentage">
            <text:p>0.05%</text:p>
          </table:table-cell>
          <table:table-cell table:style-name="ce9" table:formula="of:=[.M115]/SUM([.M$92:.M$139])" office:value-type="percentage" office:value="0" calcext:value-type="percentage">
            <text:p>0.00%</text:p>
          </table:table-cell>
          <table:table-cell table:style-name="ce9" table:formula="of:=[.N115]/SUM([.N$92:.N$139])" office:value-type="percentage" office:value="0.019686039500495" calcext:value-type="percentage">
            <text:p>1.97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13696" calcext:value-type="float">
            <text:p>213696</text:p>
          </table:table-cell>
          <table:table-cell office:value-type="float" office:value="158809" calcext:value-type="float">
            <text:p>158,8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4584" calcext:value-type="float">
            <text:p>194584</text:p>
          </table:table-cell>
          <table:table-cell office:value-type="float" office:value="158077" calcext:value-type="float">
            <text:p>158077</text:p>
          </table:table-cell>
          <table:table-cell office:value-type="float" office:value="0" calcext:value-type="float">
            <text:p>0</text:p>
          </table:table-cell>
          <table:table-cell office:value-type="float" office:value="9167897" calcext:value-type="float">
            <text:p>9167897</text:p>
          </table:table-cell>
          <table:table-cell table:style-name="ce9" table:formula="of:=[.K116]/SUM([.K$92:.K$139])" office:value-type="percentage" office:value="0.000319994185033516" calcext:value-type="percentage">
            <text:p>0.03%</text:p>
          </table:table-cell>
          <table:table-cell table:style-name="ce9" table:formula="of:=[.L116]/SUM([.L$92:.L$139])" office:value-type="percentage" office:value="0.00025995827399757" calcext:value-type="percentage">
            <text:p>0.03%</text:p>
          </table:table-cell>
          <table:table-cell table:style-name="ce9" table:formula="of:=[.M116]/SUM([.M$92:.M$139])" office:value-type="percentage" office:value="0" calcext:value-type="percentage">
            <text:p>0.00%</text:p>
          </table:table-cell>
          <table:table-cell table:style-name="ce9" table:formula="of:=[.N116]/SUM([.N$92:.N$139])" office:value-type="percentage" office:value="0.0150766441690284" calcext:value-type="percentage">
            <text:p>1.51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15872" calcext:value-type="float">
            <text:p>115872</text:p>
          </table:table-cell>
          <table:table-cell office:value-type="float" office:value="87138" calcext:value-type="float">
            <text:p>87,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2192" calcext:value-type="float">
            <text:p>102192</text:p>
          </table:table-cell>
          <table:table-cell office:value-type="float" office:value="87122" calcext:value-type="float">
            <text:p>87122</text:p>
          </table:table-cell>
          <table:table-cell office:value-type="float" office:value="0" calcext:value-type="float">
            <text:p>0</text:p>
          </table:table-cell>
          <table:table-cell office:value-type="float" office:value="6872411" calcext:value-type="float">
            <text:p>6872411</text:p>
          </table:table-cell>
          <table:table-cell table:style-name="ce9" table:formula="of:=[.K117]/SUM([.K$92:.K$139])" office:value-type="percentage" office:value="0.000168055162587598" calcext:value-type="percentage">
            <text:p>0.02%</text:p>
          </table:table-cell>
          <table:table-cell table:style-name="ce9" table:formula="of:=[.L117]/SUM([.L$92:.L$139])" office:value-type="percentage" office:value="0.000143272485859526" calcext:value-type="percentage">
            <text:p>0.01%</text:p>
          </table:table-cell>
          <table:table-cell table:style-name="ce9" table:formula="of:=[.M117]/SUM([.M$92:.M$139])" office:value-type="percentage" office:value="0" calcext:value-type="percentage">
            <text:p>0.00%</text:p>
          </table:table-cell>
          <table:table-cell table:style-name="ce9" table:formula="of:=[.N117]/SUM([.N$92:.N$139])" office:value-type="percentage" office:value="0.0113017080395118" calcext:value-type="percentage">
            <text:p>1.1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6269" calcext:value-type="float">
            <text:p>66269</text:p>
          </table:table-cell>
          <table:table-cell office:value-type="float" office:value="46395" calcext:value-type="float">
            <text:p>46,3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6572" calcext:value-type="float">
            <text:p>56572</text:p>
          </table:table-cell>
          <table:table-cell office:value-type="float" office:value="46656" calcext:value-type="float">
            <text:p>46656</text:p>
          </table:table-cell>
          <table:table-cell office:value-type="float" office:value="0" calcext:value-type="float">
            <text:p>0</text:p>
          </table:table-cell>
          <table:table-cell office:value-type="float" office:value="5051378" calcext:value-type="float">
            <text:p>5051378</text:p>
          </table:table-cell>
          <table:table-cell table:style-name="ce9" table:formula="of:=[.K118]/SUM([.K$92:.K$139])" office:value-type="percentage" office:value="0.0000930328857239859" calcext:value-type="percentage">
            <text:p>0.01%</text:p>
          </table:table-cell>
          <table:table-cell table:style-name="ce9" table:formula="of:=[.L118]/SUM([.L$92:.L$139])" office:value-type="percentage" office:value="0.0000767259831071606" calcext:value-type="percentage">
            <text:p>0.01%</text:p>
          </table:table-cell>
          <table:table-cell table:style-name="ce9" table:formula="of:=[.M118]/SUM([.M$92:.M$139])" office:value-type="percentage" office:value="0" calcext:value-type="percentage">
            <text:p>0.00%</text:p>
          </table:table-cell>
          <table:table-cell table:style-name="ce9" table:formula="of:=[.N118]/SUM([.N$92:.N$139])" office:value-type="percentage" office:value="0.00830701181189735" calcext:value-type="percentage">
            <text:p>0.8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238" calcext:value-type="float">
            <text:p>36238</text:p>
          </table:table-cell>
          <table:table-cell office:value-type="float" office:value="23978" calcext:value-type="float">
            <text:p>23,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202" calcext:value-type="float">
            <text:p>30202</text:p>
          </table:table-cell>
          <table:table-cell office:value-type="float" office:value="23951" calcext:value-type="float">
            <text:p>23951</text:p>
          </table:table-cell>
          <table:table-cell office:value-type="float" office:value="0" calcext:value-type="float">
            <text:p>0</text:p>
          </table:table-cell>
          <table:table-cell office:value-type="float" office:value="3652363" calcext:value-type="float">
            <text:p>3652363</text:p>
          </table:table-cell>
          <table:table-cell table:style-name="ce9" table:formula="of:=[.K119]/SUM([.K$92:.K$139])" office:value-type="percentage" office:value="0.0000496673127101008" calcext:value-type="percentage">
            <text:p>0.00%</text:p>
          </table:table-cell>
          <table:table-cell table:style-name="ce9" table:formula="of:=[.L119]/SUM([.L$92:.L$139])" office:value-type="percentage" office:value="0.0000393875176054442" calcext:value-type="percentage">
            <text:p>0.00%</text:p>
          </table:table-cell>
          <table:table-cell table:style-name="ce9" table:formula="of:=[.M119]/SUM([.M$92:.M$139])" office:value-type="percentage" office:value="0" calcext:value-type="percentage">
            <text:p>0.00%</text:p>
          </table:table-cell>
          <table:table-cell table:style-name="ce9" table:formula="of:=[.N119]/SUM([.N$92:.N$139])" office:value-type="percentage" office:value="0.00600632591390643" calcext:value-type="percentage">
            <text:p>0.60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7422" calcext:value-type="float">
            <text:p>17422</text:p>
          </table:table-cell>
          <table:table-cell office:value-type="float" office:value="11616" calcext:value-type="float">
            <text:p>11,6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608" calcext:value-type="float">
            <text:p>14608</text:p>
          </table:table-cell>
          <table:table-cell office:value-type="float" office:value="11752" calcext:value-type="float">
            <text:p>11752</text:p>
          </table:table-cell>
          <table:table-cell office:value-type="float" office:value="0" calcext:value-type="float">
            <text:p>0</text:p>
          </table:table-cell>
          <table:table-cell office:value-type="float" office:value="2592368" calcext:value-type="float">
            <text:p>2592368</text:p>
          </table:table-cell>
          <table:table-cell table:style-name="ce9" table:formula="of:=[.K120]/SUM([.K$92:.K$139])" office:value-type="percentage" office:value="0.0000240229158356782" calcext:value-type="percentage">
            <text:p>0.00%</text:p>
          </table:table-cell>
          <table:table-cell table:style-name="ce9" table:formula="of:=[.L120]/SUM([.L$92:.L$139])" office:value-type="percentage" office:value="0.000019326212137246" calcext:value-type="percentage">
            <text:p>0.00%</text:p>
          </table:table-cell>
          <table:table-cell table:style-name="ce9" table:formula="of:=[.M120]/SUM([.M$92:.M$139])" office:value-type="percentage" office:value="0" calcext:value-type="percentage">
            <text:p>0.00%</text:p>
          </table:table-cell>
          <table:table-cell table:style-name="ce9" table:formula="of:=[.N120]/SUM([.N$92:.N$139])" office:value-type="percentage" office:value="0.00426315979457184" calcext:value-type="percentage">
            <text:p>0.4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8377" calcext:value-type="float">
            <text:p>8377</text:p>
          </table:table-cell>
          <table:table-cell office:value-type="float" office:value="5385" calcext:value-type="float">
            <text:p>5,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486" calcext:value-type="float">
            <text:p>7486</text:p>
          </table:table-cell>
          <table:table-cell office:value-type="float" office:value="5531" calcext:value-type="float">
            <text:p>5531</text:p>
          </table:table-cell>
          <table:table-cell office:value-type="float" office:value="0" calcext:value-type="float">
            <text:p>0</text:p>
          </table:table-cell>
          <table:table-cell office:value-type="float" office:value="1809895" calcext:value-type="float">
            <text:p>1809895</text:p>
          </table:table-cell>
          <table:table-cell table:style-name="ce9" table:formula="of:=[.K121]/SUM([.K$92:.K$139])" office:value-type="percentage" office:value="0.0000123107576633274" calcext:value-type="percentage">
            <text:p>0.00%</text:p>
          </table:table-cell>
          <table:table-cell table:style-name="ce9" table:formula="of:=[.L121]/SUM([.L$92:.L$139])" office:value-type="percentage" office:value="0.00000909575215547208" calcext:value-type="percentage">
            <text:p>0.00%</text:p>
          </table:table-cell>
          <table:table-cell table:style-name="ce9" table:formula="of:=[.M121]/SUM([.M$92:.M$139])" office:value-type="percentage" office:value="0" calcext:value-type="percentage">
            <text:p>0.00%</text:p>
          </table:table-cell>
          <table:table-cell table:style-name="ce9" table:formula="of:=[.N121]/SUM([.N$92:.N$139])" office:value-type="percentage" office:value="0.00297637974099225" calcext:value-type="percentage">
            <text:p>0.30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047" calcext:value-type="float">
            <text:p>4047</text:p>
          </table:table-cell>
          <table:table-cell office:value-type="float" office:value="2434" calcext:value-type="float">
            <text:p>2,4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406" calcext:value-type="float">
            <text:p>3406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  <table:table-cell office:value-type="float" office:value="1239735" calcext:value-type="float">
            <text:p>1239735</text:p>
          </table:table-cell>
          <table:table-cell table:style-name="ce9" table:formula="of:=[.K122]/SUM([.K$92:.K$139])" office:value-type="percentage" office:value="0.00000560118095128148" calcext:value-type="percentage">
            <text:p>0.00%</text:p>
          </table:table-cell>
          <table:table-cell table:style-name="ce9" table:formula="of:=[.L122]/SUM([.L$92:.L$139])" office:value-type="percentage" office:value="0.00000398134441663314" calcext:value-type="percentage">
            <text:p>0.00%</text:p>
          </table:table-cell>
          <table:table-cell table:style-name="ce9" table:formula="of:=[.M122]/SUM([.M$92:.M$139])" office:value-type="percentage" office:value="0" calcext:value-type="percentage">
            <text:p>0.00%</text:p>
          </table:table-cell>
          <table:table-cell table:style-name="ce9" table:formula="of:=[.N122]/SUM([.N$92:.N$139])" office:value-type="percentage" office:value="0.00203874928556575" calcext:value-type="percentage">
            <text:p>0.20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587" calcext:value-type="float">
            <text:p>1587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406" calcext:value-type="float">
            <text:p>1406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834265" calcext:value-type="float">
            <text:p>834265</text:p>
          </table:table-cell>
          <table:table-cell table:style-name="ce9" table:formula="of:=[.K123]/SUM([.K$92:.K$139])" office:value-type="percentage" office:value="0.0000023121727591021" calcext:value-type="percentage">
            <text:p>0.00%</text:p>
          </table:table-cell>
          <table:table-cell table:style-name="ce9" table:formula="of:=[.L123]/SUM([.L$92:.L$139])" office:value-type="percentage" office:value="0.00000167081616162713" calcext:value-type="percentage">
            <text:p>0.00%</text:p>
          </table:table-cell>
          <table:table-cell table:style-name="ce9" table:formula="of:=[.M123]/SUM([.M$92:.M$139])" office:value-type="percentage" office:value="0" calcext:value-type="percentage">
            <text:p>0.00%</text:p>
          </table:table-cell>
          <table:table-cell table:style-name="ce9" table:formula="of:=[.N123]/SUM([.N$92:.N$139])" office:value-type="percentage" office:value="0.00137195220972427" calcext:value-type="percentage">
            <text:p>0.14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79" calcext:value-type="float">
            <text:p>679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87" calcext:value-type="float">
            <text:p>587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551144" calcext:value-type="float">
            <text:p>551144</text:p>
          </table:table-cell>
          <table:table-cell table:style-name="ce9" table:formula="of:=[.K124]/SUM([.K$92:.K$139])" office:value-type="percentage" office:value="0.000000965323904404648" calcext:value-type="percentage">
            <text:p>0.00%</text:p>
          </table:table-cell>
          <table:table-cell table:style-name="ce9" table:formula="of:=[.L124]/SUM([.L$92:.L$139])" office:value-type="percentage" office:value="0.000000666024158916324" calcext:value-type="percentage">
            <text:p>0.00%</text:p>
          </table:table-cell>
          <table:table-cell table:style-name="ce9" table:formula="of:=[.M124]/SUM([.M$92:.M$139])" office:value-type="percentage" office:value="0" calcext:value-type="percentage">
            <text:p>0.00%</text:p>
          </table:table-cell>
          <table:table-cell table:style-name="ce9" table:formula="of:=[.N124]/SUM([.N$92:.N$139])" office:value-type="percentage" office:value="0.000906358565535256" calcext:value-type="percentage">
            <text:p>0.09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19" calcext:value-type="float">
            <text:p>21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1739" calcext:value-type="float">
            <text:p>351739</text:p>
          </table:table-cell>
          <table:table-cell table:style-name="ce9" table:formula="of:=[.K125]/SUM([.K$92:.K$139])" office:value-type="percentage" office:value="0.000000429215569079409" calcext:value-type="percentage">
            <text:p>0.00%</text:p>
          </table:table-cell>
          <table:table-cell table:style-name="ce9" table:formula="of:=[.L125]/SUM([.L$92:.L$139])" office:value-type="percentage" office:value="0.000000230230573452557" calcext:value-type="percentage">
            <text:p>0.00%</text:p>
          </table:table-cell>
          <table:table-cell table:style-name="ce9" table:formula="of:=[.M125]/SUM([.M$92:.M$139])" office:value-type="percentage" office:value="0" calcext:value-type="percentage">
            <text:p>0.00%</text:p>
          </table:table-cell>
          <table:table-cell table:style-name="ce9" table:formula="of:=[.N125]/SUM([.N$92:.N$139])" office:value-type="percentage" office:value="0.000578436226254491" calcext:value-type="percentage">
            <text:p>0.06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8356" calcext:value-type="float">
            <text:p>218356</text:p>
          </table:table-cell>
          <table:table-cell table:style-name="ce9" table:formula="of:=[.K126]/SUM([.K$92:.K$139])" office:value-type="percentage" office:value="0.000000095381237573202" calcext:value-type="percentage">
            <text:p>0.00%</text:p>
          </table:table-cell>
          <table:table-cell table:style-name="ce9" table:formula="of:=[.L126]/SUM([.L$92:.L$139])" office:value-type="percentage" office:value="0.0000000592021474592288" calcext:value-type="percentage">
            <text:p>0.00%</text:p>
          </table:table-cell>
          <table:table-cell table:style-name="ce9" table:formula="of:=[.M126]/SUM([.M$92:.M$139])" office:value-type="percentage" office:value="0" calcext:value-type="percentage">
            <text:p>0.00%</text:p>
          </table:table-cell>
          <table:table-cell table:style-name="ce9" table:formula="of:=[.N126]/SUM([.N$92:.N$139])" office:value-type="percentage" office:value="0.00035908733640576" calcext:value-type="percentage">
            <text:p>0.04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9886" calcext:value-type="float">
            <text:p>129886</text:p>
          </table:table-cell>
          <table:table-cell table:style-name="ce9" table:formula="of:=[.K127]/SUM([.K$92:.K$139])" office:value-type="percentage" office:value="0.0000000230230573452557" calcext:value-type="percentage">
            <text:p>0.00%</text:p>
          </table:table-cell>
          <table:table-cell table:style-name="ce9" table:formula="of:=[.L127]/SUM([.L$92:.L$139])" office:value-type="percentage" office:value="0.0000000197340491530763" calcext:value-type="percentage">
            <text:p>0.00%</text:p>
          </table:table-cell>
          <table:table-cell table:style-name="ce9" table:formula="of:=[.M127]/SUM([.M$92:.M$139])" office:value-type="percentage" office:value="0" calcext:value-type="percentage">
            <text:p>0.00%</text:p>
          </table:table-cell>
          <table:table-cell table:style-name="ce9" table:formula="of:=[.N127]/SUM([.N$92:.N$139])" office:value-type="percentage" office:value="0.000213598059024705" calcext:value-type="percentage">
            <text:p>0.02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489" calcext:value-type="float">
            <text:p>74489</text:p>
          </table:table-cell>
          <table:table-cell table:style-name="ce9" table:formula="of:=[.K128]/SUM([.K$92:.K$139])" office:value-type="percentage" office:value="0.00000000986702457653814" calcext:value-type="percentage">
            <text:p>0.00%</text:p>
          </table:table-cell>
          <table:table-cell table:style-name="ce9" table:formula="of:=[.L128]/SUM([.L$92:.L$139])" office:value-type="percentage" office:value="0.00000000657801638435876" calcext:value-type="percentage">
            <text:p>0.00%</text:p>
          </table:table-cell>
          <table:table-cell table:style-name="ce9" table:formula="of:=[.M128]/SUM([.M$92:.M$139])" office:value-type="percentage" office:value="0" calcext:value-type="percentage">
            <text:p>0.00%</text:p>
          </table:table-cell>
          <table:table-cell table:style-name="ce9" table:formula="of:=[.N128]/SUM([.N$92:.N$139])" office:value-type="percentage" office:value="0.000122497465613625" calcext:value-type="percentage">
            <text:p>0.01%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748" calcext:value-type="float">
            <text:p>40748</text:p>
          </table:table-cell>
          <table:table-cell table:style-name="ce9" table:formula="of:=[.K129]/SUM([.K$92:.K$139])" office:value-type="percentage" office:value="0" calcext:value-type="percentage">
            <text:p>0.00%</text:p>
          </table:table-cell>
          <table:table-cell table:style-name="ce9" table:formula="of:=[.L129]/SUM([.L$92:.L$139])" office:value-type="percentage" office:value="0.00000000328900819217938" calcext:value-type="percentage">
            <text:p>0.00%</text:p>
          </table:table-cell>
          <table:table-cell table:style-name="ce9" table:formula="of:=[.M129]/SUM([.M$92:.M$139])" office:value-type="percentage" office:value="0" calcext:value-type="percentage">
            <text:p>0.00%</text:p>
          </table:table-cell>
          <table:table-cell table:style-name="ce9" table:formula="of:=[.N129]/SUM([.N$92:.N$139])" office:value-type="percentage" office:value="0.0000670102529074627" calcext:value-type="percentage">
            <text:p>0.01%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37" calcext:value-type="float">
            <text:p>20637</text:p>
          </table:table-cell>
          <table:table-cell table:style-name="ce9" table:formula="of:=[.K130]/SUM([.K$92:.K$139])" office:value-type="percentage" office:value="0" calcext:value-type="percentage">
            <text:p>0.00%</text:p>
          </table:table-cell>
          <table:table-cell table:style-name="ce9" table:formula="of:=[.L130]/SUM([.L$92:.L$139])" office:value-type="percentage" office:value="0" calcext:value-type="percentage">
            <text:p>0.00%</text:p>
          </table:table-cell>
          <table:table-cell table:style-name="ce9" table:formula="of:=[.M130]/SUM([.M$92:.M$139])" office:value-type="percentage" office:value="0" calcext:value-type="percentage">
            <text:p>0.00%</text:p>
          </table:table-cell>
          <table:table-cell table:style-name="ce9" table:formula="of:=[.N130]/SUM([.N$92:.N$139])" office:value-type="percentage" office:value="0.0000339376310310029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53" calcext:value-type="float">
            <text:p>9853</text:p>
          </table:table-cell>
          <table:table-cell table:style-name="ce9" table:formula="of:=[.K131]/SUM([.K$92:.K$139])" office:value-type="percentage" office:value="0" calcext:value-type="percentage">
            <text:p>0.00%</text:p>
          </table:table-cell>
          <table:table-cell table:style-name="ce9" table:formula="of:=[.L131]/SUM([.L$92:.L$139])" office:value-type="percentage" office:value="0" calcext:value-type="percentage">
            <text:p>0.00%</text:p>
          </table:table-cell>
          <table:table-cell table:style-name="ce9" table:formula="of:=[.M131]/SUM([.M$92:.M$139])" office:value-type="percentage" office:value="0" calcext:value-type="percentage">
            <text:p>0.00%</text:p>
          </table:table-cell>
          <table:table-cell table:style-name="ce9" table:formula="of:=[.N131]/SUM([.N$92:.N$139])" office:value-type="percentage" office:value="0.0000162032988587717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8" calcext:value-type="float">
            <text:p>4188</text:p>
          </table:table-cell>
          <table:table-cell table:style-name="ce9" table:formula="of:=[.K132]/SUM([.K$92:.K$139])" office:value-type="percentage" office:value="0" calcext:value-type="percentage">
            <text:p>0.00%</text:p>
          </table:table-cell>
          <table:table-cell table:style-name="ce9" table:formula="of:=[.L132]/SUM([.L$92:.L$139])" office:value-type="percentage" office:value="0" calcext:value-type="percentage">
            <text:p>0.00%</text:p>
          </table:table-cell>
          <table:table-cell table:style-name="ce9" table:formula="of:=[.M132]/SUM([.M$92:.M$139])" office:value-type="percentage" office:value="0" calcext:value-type="percentage">
            <text:p>0.00%</text:p>
          </table:table-cell>
          <table:table-cell table:style-name="ce9" table:formula="of:=[.N132]/SUM([.N$92:.N$139])" office:value-type="percentage" office:value="0.00000688718315442362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 table:style-name="ce9" table:formula="of:=[.K133]/SUM([.K$92:.K$139])" office:value-type="percentage" office:value="0" calcext:value-type="percentage">
            <text:p>0.00%</text:p>
          </table:table-cell>
          <table:table-cell table:style-name="ce9" table:formula="of:=[.L133]/SUM([.L$92:.L$139])" office:value-type="percentage" office:value="0" calcext:value-type="percentage">
            <text:p>0.00%</text:p>
          </table:table-cell>
          <table:table-cell table:style-name="ce9" table:formula="of:=[.M133]/SUM([.M$92:.M$139])" office:value-type="percentage" office:value="0" calcext:value-type="percentage">
            <text:p>0.00%</text:p>
          </table:table-cell>
          <table:table-cell table:style-name="ce9" table:formula="of:=[.N133]/SUM([.N$92:.N$139])" office:value-type="percentage" office:value="0.00000283512506165863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style-name="ce9" table:formula="of:=[.K134]/SUM([.K$92:.K$139])" office:value-type="percentage" office:value="0" calcext:value-type="percentage">
            <text:p>0.00%</text:p>
          </table:table-cell>
          <table:table-cell table:style-name="ce9" table:formula="of:=[.L134]/SUM([.L$92:.L$139])" office:value-type="percentage" office:value="0" calcext:value-type="percentage">
            <text:p>0.00%</text:p>
          </table:table-cell>
          <table:table-cell table:style-name="ce9" table:formula="of:=[.M134]/SUM([.M$92:.M$139])" office:value-type="percentage" office:value="0" calcext:value-type="percentage">
            <text:p>0.00%</text:p>
          </table:table-cell>
          <table:table-cell table:style-name="ce9" table:formula="of:=[.N134]/SUM([.N$92:.N$139])" office:value-type="percentage" office:value="0.00000107221667065048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ce9" table:formula="of:=[.K135]/SUM([.K$92:.K$139])" office:value-type="percentage" office:value="0" calcext:value-type="percentage">
            <text:p>0.00%</text:p>
          </table:table-cell>
          <table:table-cell table:style-name="ce9" table:formula="of:=[.L135]/SUM([.L$92:.L$139])" office:value-type="percentage" office:value="0" calcext:value-type="percentage">
            <text:p>0.00%</text:p>
          </table:table-cell>
          <table:table-cell table:style-name="ce9" table:formula="of:=[.M135]/SUM([.M$92:.M$139])" office:value-type="percentage" office:value="0" calcext:value-type="percentage">
            <text:p>0.00%</text:p>
          </table:table-cell>
          <table:table-cell table:style-name="ce9" table:formula="of:=[.N135]/SUM([.N$92:.N$139])" office:value-type="percentage" office:value="0.000000356857388851463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9" table:formula="of:=[.K136]/SUM([.K$92:.K$139])" office:value-type="percentage" office:value="0" calcext:value-type="percentage">
            <text:p>0.00%</text:p>
          </table:table-cell>
          <table:table-cell table:style-name="ce9" table:formula="of:=[.L136]/SUM([.L$92:.L$139])" office:value-type="percentage" office:value="0" calcext:value-type="percentage">
            <text:p>0.00%</text:p>
          </table:table-cell>
          <table:table-cell table:style-name="ce9" table:formula="of:=[.M136]/SUM([.M$92:.M$139])" office:value-type="percentage" office:value="0" calcext:value-type="percentage">
            <text:p>0.00%</text:p>
          </table:table-cell>
          <table:table-cell table:style-name="ce9" table:formula="of:=[.N136]/SUM([.N$92:.N$139])" office:value-type="percentage" office:value="0.0000000559131392670495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9" table:formula="of:=[.K137]/SUM([.K$92:.K$139])" office:value-type="percentage" office:value="0" calcext:value-type="percentage">
            <text:p>0.00%</text:p>
          </table:table-cell>
          <table:table-cell table:style-name="ce9" table:formula="of:=[.L137]/SUM([.L$92:.L$139])" office:value-type="percentage" office:value="0" calcext:value-type="percentage">
            <text:p>0.00%</text:p>
          </table:table-cell>
          <table:table-cell table:style-name="ce9" table:formula="of:=[.M137]/SUM([.M$92:.M$139])" office:value-type="percentage" office:value="0" calcext:value-type="percentage">
            <text:p>0.00%</text:p>
          </table:table-cell>
          <table:table-cell table:style-name="ce9" table:formula="of:=[.N137]/SUM([.N$92:.N$139])" office:value-type="percentage" office:value="0.000000021378553249166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[.K138]/SUM([.K$92:.K$139])" office:value-type="percentage" office:value="0" calcext:value-type="percentage">
            <text:p>0.00%</text:p>
          </table:table-cell>
          <table:table-cell table:style-name="ce9" table:formula="of:=[.L138]/SUM([.L$92:.L$139])" office:value-type="percentage" office:value="0" calcext:value-type="percentage">
            <text:p>0.00%</text:p>
          </table:table-cell>
          <table:table-cell table:style-name="ce9" table:formula="of:=[.M138]/SUM([.M$92:.M$139])" office:value-type="percentage" office:value="0" calcext:value-type="percentage">
            <text:p>0.00%</text:p>
          </table:table-cell>
          <table:table-cell table:style-name="ce9" table:formula="of:=[.N138]/SUM([.N$92:.N$139])" office:value-type="percentage" office:value="0.00000000328900819217938" calcext:value-type="percentage">
            <text:p>0.00%</text:p>
          </table:table-cell>
          <table:table-cell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[.K139]/SUM([.K$92:.K$139])" office:value-type="percentage" office:value="0" calcext:value-type="percentage">
            <text:p>0.00%</text:p>
          </table:table-cell>
          <table:table-cell table:style-name="ce9" table:formula="of:=[.L139]/SUM([.L$92:.L$139])" office:value-type="percentage" office:value="0" calcext:value-type="percentage">
            <text:p>0.00%</text:p>
          </table:table-cell>
          <table:table-cell table:style-name="ce9" table:formula="of:=[.M139]/SUM([.M$92:.M$139])" office:value-type="percentage" office:value="0" calcext:value-type="percentage">
            <text:p>0.00%</text:p>
          </table:table-cell>
          <table:table-cell table:style-name="ce9" table:formula="of:=[.N139]/SUM([.N$92:.N$139])" office:value-type="percentage" office:value="0.00000000328900819217938" calcext:value-type="percentage">
            <text:p>0.00%</text:p>
          </table:table-cell>
          <table:table-cell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21:14:26.69552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3:09:17.645511314</meta:creation-date>
    <meta:editing-duration>P12DT5M2S</meta:editing-duration>
    <meta:editing-cycles>5</meta:editing-cycles>
    <meta:generator>LibreOffice/6.2.4.2$Linux_X86_64 LibreOffice_project/2412653d852ce75f65fbfa83fb7e7b669a126d64</meta:generator>
    <dc:date>2019-07-11T00:06:32.417028350</dc:date>
    <meta:document-statistic meta:table-count="1" meta:cell-count="9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3.144cm" svg:y="3.456cm" style:legend-expansion="high" chart:style-name="ch2"/>
        <chart:plot-area chart:style-name="ch3" table:cell-range-address="Sheet1.D53:Sheet1.H89 Sheet1.E52:Sheet1.H52" chart:data-source-has-labels="row" svg:x="0.32cm" svg:y="0.18cm" svg:width="12.504cm" svg:height="8.645cm">
          <chartooo:coordinate-region svg:x="2.45cm" svg:y="0.379cm" svg:width="10.18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3:Sheet1.E89" chart:label-cell-address="Sheet1.E52:Sheet1.E52" chart:class="chart:scatter">
            <chart:domain table:cell-range-address="Sheet1.D53:Sheet1.D89"/>
            <chart:data-point chart:repeated="37"/>
          </chart:series>
          <chart:series chart:style-name="ch8" chart:values-cell-range-address="Sheet1.F53:Sheet1.F89" chart:label-cell-address="Sheet1.F52:Sheet1.F52" chart:class="chart:scatter">
            <chart:data-point chart:repeated="37"/>
          </chart:series>
          <chart:series chart:style-name="ch9" chart:values-cell-range-address="Sheet1.G53:Sheet1.G89" chart:label-cell-address="Sheet1.G52:Sheet1.G52" chart:class="chart:scatter">
            <chart:data-point chart:repeated="37"/>
          </chart:series>
          <chart:series chart:style-name="ch10" chart:values-cell-range-address="Sheet1.H53:Sheet1.H89" chart:label-cell-address="Sheet1.H52:Sheet1.H52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h_ct</text:p>
                <draw:g>
                  <svg:desc>Sheet1.E52:Sheet1.E52</svg:desc>
                </draw:g>
              </table:table-cell>
              <table:table-cell office:value-type="string">
                <text:p>ch_out</text:p>
                <draw:g>
                  <svg:desc>Sheet1.F52:Sheet1.F52</svg:desc>
                </draw:g>
              </table:table-cell>
              <table:table-cell office:value-type="string">
                <text:p/>
                <draw:g>
                  <svg:desc>Sheet1.G52:Sheet1.G52</svg:desc>
                </draw:g>
              </table:table-cell>
              <table:table-cell office:value-type="string">
                <text:p/>
                <draw:g>
                  <svg:desc>Sheet1.H52:Sheet1.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53:Sheet1.D89</svg:desc>
                </draw:g>
              </table:table-cell>
              <table:table-cell office:value-type="float" office:value="8093690">
                <text:p>8093690</text:p>
                <draw:g>
                  <svg:desc>Sheet1.E53:Sheet1.E89</svg:desc>
                </draw:g>
              </table:table-cell>
              <table:table-cell office:value-type="float" office:value="2234672">
                <text:p>2234672</text:p>
                <draw:g>
                  <svg:desc>Sheet1.F53:Sheet1.F89</svg:desc>
                </draw:g>
              </table:table-cell>
              <table:table-cell office:value-type="float" office:value="0">
                <text:p>0</text:p>
                <draw:g>
                  <svg:desc>Sheet1.G53:Sheet1.G89</svg:desc>
                </draw:g>
              </table:table-cell>
              <table:table-cell office:value-type="float" office:value="0">
                <text:p>0</text:p>
                <draw:g>
                  <svg:desc>Sheet1.H53:Sheet1.H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996960">
                <text:p>23996960</text:p>
              </table:table-cell>
              <table:table-cell office:value-type="float" office:value="9522653">
                <text:p>9522653</text:p>
              </table:table-cell>
              <table:table-cell office:value-type="float" office:value="23996960">
                <text:p>23996960</text:p>
              </table:table-cell>
              <table:table-cell office:value-type="float" office:value="9522653">
                <text:p>9522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211326">
                <text:p>32211326</text:p>
              </table:table-cell>
              <table:table-cell office:value-type="float" office:value="22455386">
                <text:p>22455386</text:p>
              </table:table-cell>
              <table:table-cell office:value-type="float" office:value="64422652">
                <text:p>64422652</text:p>
              </table:table-cell>
              <table:table-cell office:value-type="float" office:value="44910772">
                <text:p>44910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2553574">
                <text:p>42553574</text:p>
              </table:table-cell>
              <table:table-cell office:value-type="float" office:value="38351093">
                <text:p>38351093</text:p>
              </table:table-cell>
              <table:table-cell office:value-type="float" office:value="127660722">
                <text:p>127660722</text:p>
              </table:table-cell>
              <table:table-cell office:value-type="float" office:value="115053279">
                <text:p>115053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085332">
                <text:p>48085332</text:p>
              </table:table-cell>
              <table:table-cell office:value-type="float" office:value="53064353">
                <text:p>53064353</text:p>
              </table:table-cell>
              <table:table-cell office:value-type="float" office:value="192341328">
                <text:p>192341328</text:p>
              </table:table-cell>
              <table:table-cell office:value-type="float" office:value="212257412">
                <text:p>212257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7542811">
                <text:p>47542811</text:p>
              </table:table-cell>
              <table:table-cell office:value-type="float" office:value="63219901">
                <text:p>63219901</text:p>
              </table:table-cell>
              <table:table-cell office:value-type="float" office:value="237714055">
                <text:p>237714055</text:p>
              </table:table-cell>
              <table:table-cell office:value-type="float" office:value="316099505">
                <text:p>316099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418516">
                <text:p>55418516</text:p>
              </table:table-cell>
              <table:table-cell office:value-type="float" office:value="67456990">
                <text:p>67456990</text:p>
              </table:table-cell>
              <table:table-cell office:value-type="float" office:value="332511096">
                <text:p>332511096</text:p>
              </table:table-cell>
              <table:table-cell office:value-type="float" office:value="404741940">
                <text:p>4047419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9543452">
                <text:p>59543452</text:p>
              </table:table-cell>
              <table:table-cell office:value-type="float" office:value="66188097">
                <text:p>66188097</text:p>
              </table:table-cell>
              <table:table-cell office:value-type="float" office:value="416804164">
                <text:p>416804164</text:p>
              </table:table-cell>
              <table:table-cell office:value-type="float" office:value="463316679">
                <text:p>463316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562660">
                <text:p>53562660</text:p>
              </table:table-cell>
              <table:table-cell office:value-type="float" office:value="60756187">
                <text:p>60756187</text:p>
              </table:table-cell>
              <table:table-cell office:value-type="float" office:value="428501280">
                <text:p>428501280</text:p>
              </table:table-cell>
              <table:table-cell office:value-type="float" office:value="486049496">
                <text:p>486049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123745">
                <text:p>51123745</text:p>
              </table:table-cell>
              <table:table-cell office:value-type="float" office:value="52840322">
                <text:p>52840322</text:p>
              </table:table-cell>
              <table:table-cell office:value-type="float" office:value="460113705">
                <text:p>460113705</text:p>
              </table:table-cell>
              <table:table-cell office:value-type="float" office:value="475562898">
                <text:p>475562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3314230">
                <text:p>43314230</text:p>
              </table:table-cell>
              <table:table-cell office:value-type="float" office:value="43935167">
                <text:p>43935167</text:p>
              </table:table-cell>
              <table:table-cell office:value-type="float" office:value="433142300">
                <text:p>433142300</text:p>
              </table:table-cell>
              <table:table-cell office:value-type="float" office:value="439351670">
                <text:p>4393516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4901219">
                <text:p>34901219</text:p>
              </table:table-cell>
              <table:table-cell office:value-type="float" office:value="35141705">
                <text:p>35141705</text:p>
              </table:table-cell>
              <table:table-cell office:value-type="float" office:value="383913409">
                <text:p>383913409</text:p>
              </table:table-cell>
              <table:table-cell office:value-type="float" office:value="386558755">
                <text:p>38655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0295045">
                <text:p>30295045</text:p>
              </table:table-cell>
              <table:table-cell office:value-type="float" office:value="27138661">
                <text:p>27138661</text:p>
              </table:table-cell>
              <table:table-cell office:value-type="float" office:value="363540540">
                <text:p>363540540</text:p>
              </table:table-cell>
              <table:table-cell office:value-type="float" office:value="325663932">
                <text:p>325663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329594">
                <text:p>23329594</text:p>
              </table:table-cell>
              <table:table-cell office:value-type="float" office:value="20337321">
                <text:p>20337321</text:p>
              </table:table-cell>
              <table:table-cell office:value-type="float" office:value="303284722">
                <text:p>303284722</text:p>
              </table:table-cell>
              <table:table-cell office:value-type="float" office:value="264385173">
                <text:p>264385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38418">
                <text:p>16938418</text:p>
              </table:table-cell>
              <table:table-cell office:value-type="float" office:value="14806104">
                <text:p>14806104</text:p>
              </table:table-cell>
              <table:table-cell office:value-type="float" office:value="237137852">
                <text:p>237137852</text:p>
              </table:table-cell>
              <table:table-cell office:value-type="float" office:value="207285456">
                <text:p>207285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905419">
                <text:p>12905419</text:p>
              </table:table-cell>
              <table:table-cell office:value-type="float" office:value="10486042">
                <text:p>10486042</text:p>
              </table:table-cell>
              <table:table-cell office:value-type="float" office:value="193581285">
                <text:p>193581285</text:p>
              </table:table-cell>
              <table:table-cell office:value-type="float" office:value="157290630">
                <text:p>1572906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588785">
                <text:p>8588785</text:p>
              </table:table-cell>
              <table:table-cell office:value-type="float" office:value="7253601">
                <text:p>7253601</text:p>
              </table:table-cell>
              <table:table-cell office:value-type="float" office:value="137420560">
                <text:p>137420560</text:p>
              </table:table-cell>
              <table:table-cell office:value-type="float" office:value="116057616">
                <text:p>116057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38059">
                <text:p>5938059</text:p>
              </table:table-cell>
              <table:table-cell office:value-type="float" office:value="4893774">
                <text:p>4893774</text:p>
              </table:table-cell>
              <table:table-cell office:value-type="float" office:value="100947003">
                <text:p>100947003</text:p>
              </table:table-cell>
              <table:table-cell office:value-type="float" office:value="83194158">
                <text:p>83194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17210">
                <text:p>4017210</text:p>
              </table:table-cell>
              <table:table-cell office:value-type="float" office:value="3229887">
                <text:p>3229887</text:p>
              </table:table-cell>
              <table:table-cell office:value-type="float" office:value="72309780">
                <text:p>72309780</text:p>
              </table:table-cell>
              <table:table-cell office:value-type="float" office:value="58137966">
                <text:p>58137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55165">
                <text:p>2455165</text:p>
              </table:table-cell>
              <table:table-cell office:value-type="float" office:value="2077736">
                <text:p>2077736</text:p>
              </table:table-cell>
              <table:table-cell office:value-type="float" office:value="46648135">
                <text:p>46648135</text:p>
              </table:table-cell>
              <table:table-cell office:value-type="float" office:value="39476984">
                <text:p>39476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40557">
                <text:p>1540557</text:p>
              </table:table-cell>
              <table:table-cell office:value-type="float" office:value="1308040">
                <text:p>1308040</text:p>
              </table:table-cell>
              <table:table-cell office:value-type="float" office:value="30811140">
                <text:p>30811140</text:p>
              </table:table-cell>
              <table:table-cell office:value-type="float" office:value="26160800">
                <text:p>26160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66601">
                <text:p>966601</text:p>
              </table:table-cell>
              <table:table-cell office:value-type="float" office:value="803398">
                <text:p>803398</text:p>
              </table:table-cell>
              <table:table-cell office:value-type="float" office:value="20298621">
                <text:p>20298621</text:p>
              </table:table-cell>
              <table:table-cell office:value-type="float" office:value="16871358">
                <text:p>1687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41918">
                <text:p>541918</text:p>
              </table:table-cell>
              <table:table-cell office:value-type="float" office:value="479433">
                <text:p>479433</text:p>
              </table:table-cell>
              <table:table-cell office:value-type="float" office:value="11922196">
                <text:p>11922196</text:p>
              </table:table-cell>
              <table:table-cell office:value-type="float" office:value="10547526">
                <text:p>10547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29856">
                <text:p>329856</text:p>
              </table:table-cell>
              <table:table-cell office:value-type="float" office:value="279897">
                <text:p>279897</text:p>
              </table:table-cell>
              <table:table-cell office:value-type="float" office:value="7586688">
                <text:p>7586688</text:p>
              </table:table-cell>
              <table:table-cell office:value-type="float" office:value="6437631">
                <text:p>6437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7008">
                <text:p>187008</text:p>
              </table:table-cell>
              <table:table-cell office:value-type="float" office:value="159552">
                <text:p>159552</text:p>
              </table:table-cell>
              <table:table-cell office:value-type="float" office:value="4488192">
                <text:p>4488192</text:p>
              </table:table-cell>
              <table:table-cell office:value-type="float" office:value="3829248">
                <text:p>3829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1461">
                <text:p>101461</text:p>
              </table:table-cell>
              <table:table-cell office:value-type="float" office:value="87433">
                <text:p>87433</text:p>
              </table:table-cell>
              <table:table-cell office:value-type="float" office:value="2536525">
                <text:p>2536525</text:p>
              </table:table-cell>
              <table:table-cell office:value-type="float" office:value="2185825">
                <text:p>2185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7355">
                <text:p>57355</text:p>
              </table:table-cell>
              <table:table-cell office:value-type="float" office:value="46493">
                <text:p>46493</text:p>
              </table:table-cell>
              <table:table-cell office:value-type="float" office:value="1491230">
                <text:p>1491230</text:p>
              </table:table-cell>
              <table:table-cell office:value-type="float" office:value="1208818">
                <text:p>1208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172">
                <text:p>31172</text:p>
              </table:table-cell>
              <table:table-cell office:value-type="float" office:value="23857">
                <text:p>23857</text:p>
              </table:table-cell>
              <table:table-cell office:value-type="float" office:value="841644">
                <text:p>841644</text:p>
              </table:table-cell>
              <table:table-cell office:value-type="float" office:value="644139">
                <text:p>644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114">
                <text:p>15114</text:p>
              </table:table-cell>
              <table:table-cell office:value-type="float" office:value="11791">
                <text:p>11791</text:p>
              </table:table-cell>
              <table:table-cell office:value-type="float" office:value="423192">
                <text:p>423192</text:p>
              </table:table-cell>
              <table:table-cell office:value-type="float" office:value="330148">
                <text:p>330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142">
                <text:p>7142</text:p>
              </table:table-cell>
              <table:table-cell office:value-type="float" office:value="5564">
                <text:p>5564</text:p>
              </table:table-cell>
              <table:table-cell office:value-type="float" office:value="207118">
                <text:p>207118</text:p>
              </table:table-cell>
              <table:table-cell office:value-type="float" office:value="161356">
                <text:p>161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392">
                <text:p>3392</text:p>
              </table:table-cell>
              <table:table-cell office:value-type="float" office:value="2477">
                <text:p>2477</text:p>
              </table:table-cell>
              <table:table-cell office:value-type="float" office:value="101760">
                <text:p>101760</text:p>
              </table:table-cell>
              <table:table-cell office:value-type="float" office:value="74310">
                <text:p>74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494">
                <text:p>1494</text:p>
              </table:table-cell>
              <table:table-cell office:value-type="float" office:value="1060">
                <text:p>1060</text:p>
              </table:table-cell>
              <table:table-cell office:value-type="float" office:value="46314">
                <text:p>46314</text:p>
              </table:table-cell>
              <table:table-cell office:value-type="float" office:value="32860">
                <text:p>328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21">
                <text:p>621</text:p>
              </table:table-cell>
              <table:table-cell office:value-type="float" office:value="397">
                <text:p>397</text:p>
              </table:table-cell>
              <table:table-cell office:value-type="float" office:value="19872">
                <text:p>19872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8382">
                <text:p>8382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040">
                <text:p>204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545cm" svg:y="3.454cm" style:legend-expansion="high" chart:style-name="ch2"/>
        <chart:plot-area chart:style-name="ch3" table:cell-range-address="Sheet1.J91:Sheet1.N139" chart:data-source-has-labels="both" svg:x="0.32cm" svg:y="0.18cm" svg:width="12.905cm" svg:height="8.64cm">
          <chartooo:coordinate-region svg:x="2.238cm" svg:y="0.379cm" svg:width="10.8cm" svg:height="7.794cm"/>
          <chart:axis chart:dimension="x" chart:name="primary-x" chart:style-name="ch4" chartooo:axis-type="auto">
            <chart:categories table:cell-range-address="Sheet1.J92:Sheet1.J1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92:Sheet1.K139" chart:label-cell-address="Sheet1.K91:Sheet1.K91" chart:class="chart:scatter">
            <chart:domain table:cell-range-address="Sheet1.J92:Sheet1.J139"/>
            <chart:data-point chart:repeated="48"/>
          </chart:series>
          <chart:series chart:style-name="ch7" chart:values-cell-range-address="Sheet1.L92:Sheet1.L139" chart:label-cell-address="Sheet1.L91:Sheet1.L91" chart:class="chart:scatter">
            <chart:data-point chart:repeated="48"/>
          </chart:series>
          <chart:series chart:style-name="ch8" chart:values-cell-range-address="Sheet1.M92:Sheet1.M139" chart:label-cell-address="Sheet1.M91:Sheet1.M91" chart:class="chart:scatter">
            <chart:data-point chart:repeated="48"/>
          </chart:series>
          <chart:series chart:style-name="ch9" chart:values-cell-range-address="Sheet1.N92:Sheet1.N139" chart:label-cell-address="Sheet1.N91:Sheet1.N91" chart:class="chart:scatte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h_ct</text:p>
                <draw:g>
                  <svg:desc>Sheet1.K91:Sheet1.K91</svg:desc>
                </draw:g>
              </table:table-cell>
              <table:table-cell office:value-type="string">
                <text:p>ch_out</text:p>
                <draw:g>
                  <svg:desc>Sheet1.L91:Sheet1.L91</svg:desc>
                </draw:g>
              </table:table-cell>
              <table:table-cell office:value-type="string">
                <text:p>ch_bot</text:p>
                <draw:g>
                  <svg:desc>Sheet1.M91:Sheet1.M91</svg:desc>
                </draw:g>
              </table:table-cell>
              <table:table-cell office:value-type="string">
                <text:p>ch_any</text:p>
                <draw:g>
                  <svg:desc>Sheet1.N91:Sheet1.N9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J92:Sheet1.J139</svg:desc>
                </draw:g>
              </table:table-cell>
              <table:table-cell office:value-type="float" office:value="0">
                <text:p>0</text:p>
                <draw:g>
                  <svg:desc>Sheet1.J92:Sheet1.J139</svg:desc>
                </draw:g>
              </table:table-cell>
              <table:table-cell office:value-type="float" office:value="7627024">
                <text:p>7627024</text:p>
                <draw:g>
                  <svg:desc>Sheet1.K92:Sheet1.K139</svg:desc>
                </draw:g>
              </table:table-cell>
              <table:table-cell office:value-type="float" office:value="2299258">
                <text:p>2299258</text:p>
                <draw:g>
                  <svg:desc>Sheet1.L92:Sheet1.L139</svg:desc>
                </draw:g>
              </table:table-cell>
              <table:table-cell office:value-type="float" office:value="262970126">
                <text:p>262970126</text:p>
                <draw:g>
                  <svg:desc>Sheet1.M92:Sheet1.M139</svg:desc>
                </draw:g>
              </table:table-cell>
              <table:table-cell office:value-type="float" office:value="119858">
                <text:p>119858</text:p>
                <draw:g>
                  <svg:desc>Sheet1.N92:Sheet1.N1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845904">
                <text:p>23845904</text:p>
              </table:table-cell>
              <table:table-cell office:value-type="float" office:value="9712103">
                <text:p>9712103</text:p>
              </table:table-cell>
              <table:table-cell office:value-type="float" office:value="182519706">
                <text:p>182519706</text:p>
              </table:table-cell>
              <table:table-cell office:value-type="float" office:value="584680">
                <text:p>58468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343420">
                <text:p>32343420</text:p>
              </table:table-cell>
              <table:table-cell office:value-type="float" office:value="22779887">
                <text:p>22779887</text:p>
              </table:table-cell>
              <table:table-cell office:value-type="float" office:value="92553556">
                <text:p>92553556</text:p>
              </table:table-cell>
              <table:table-cell office:value-type="float" office:value="1830341">
                <text:p>18303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188689">
                <text:p>43188689</text:p>
              </table:table-cell>
              <table:table-cell office:value-type="float" office:value="38789802">
                <text:p>38789802</text:p>
              </table:table-cell>
              <table:table-cell office:value-type="float" office:value="41097120">
                <text:p>41097120</text:p>
              </table:table-cell>
              <table:table-cell office:value-type="float" office:value="4132694">
                <text:p>41326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877131">
                <text:p>47877131</text:p>
              </table:table-cell>
              <table:table-cell office:value-type="float" office:value="53541922">
                <text:p>53541922</text:p>
              </table:table-cell>
              <table:table-cell office:value-type="float" office:value="17048738">
                <text:p>17048738</text:p>
              </table:table-cell>
              <table:table-cell office:value-type="float" office:value="7488283">
                <text:p>74882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293053">
                <text:p>47293053</text:p>
              </table:table-cell>
              <table:table-cell office:value-type="float" office:value="63655474">
                <text:p>63655474</text:p>
              </table:table-cell>
              <table:table-cell office:value-type="float" office:value="6942647">
                <text:p>6942647</text:p>
              </table:table-cell>
              <table:table-cell office:value-type="float" office:value="11681784">
                <text:p>116817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6180350">
                <text:p>56180350</text:p>
              </table:table-cell>
              <table:table-cell office:value-type="float" office:value="67768030">
                <text:p>67768030</text:p>
              </table:table-cell>
              <table:table-cell office:value-type="float" office:value="2856576">
                <text:p>2856576</text:p>
              </table:table-cell>
              <table:table-cell office:value-type="float" office:value="16461447">
                <text:p>164614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809020">
                <text:p>59809020</text:p>
              </table:table-cell>
              <table:table-cell office:value-type="float" office:value="66299094">
                <text:p>66299094</text:p>
              </table:table-cell>
              <table:table-cell office:value-type="float" office:value="1206587">
                <text:p>1206587</text:p>
              </table:table-cell>
              <table:table-cell office:value-type="float" office:value="21653219">
                <text:p>216532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292033">
                <text:p>53292033</text:p>
              </table:table-cell>
              <table:table-cell office:value-type="float" office:value="60651319">
                <text:p>60651319</text:p>
              </table:table-cell>
              <table:table-cell office:value-type="float" office:value="517817">
                <text:p>517817</text:p>
              </table:table-cell>
              <table:table-cell office:value-type="float" office:value="26990033">
                <text:p>269900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383462">
                <text:p>51383462</text:p>
              </table:table-cell>
              <table:table-cell office:value-type="float" office:value="52557009">
                <text:p>52557009</text:p>
              </table:table-cell>
              <table:table-cell office:value-type="float" office:value="220437">
                <text:p>220437</text:p>
              </table:table-cell>
              <table:table-cell office:value-type="float" office:value="32127631">
                <text:p>321276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682659">
                <text:p>42682659</text:p>
              </table:table-cell>
              <table:table-cell office:value-type="float" office:value="43529416">
                <text:p>43529416</text:p>
              </table:table-cell>
              <table:table-cell office:value-type="float" office:value="92999">
                <text:p>92999</text:p>
              </table:table-cell>
              <table:table-cell office:value-type="float" office:value="36712586">
                <text:p>367125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738736">
                <text:p>34738736</text:p>
              </table:table-cell>
              <table:table-cell office:value-type="float" office:value="34675293">
                <text:p>34675293</text:p>
              </table:table-cell>
              <table:table-cell office:value-type="float" office:value="37123">
                <text:p>37123</text:p>
              </table:table-cell>
              <table:table-cell office:value-type="float" office:value="40270668">
                <text:p>402706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368500">
                <text:p>30368500</text:p>
              </table:table-cell>
              <table:table-cell office:value-type="float" office:value="26703865">
                <text:p>26703865</text:p>
              </table:table-cell>
              <table:table-cell office:value-type="float" office:value="14610">
                <text:p>14610</text:p>
              </table:table-cell>
              <table:table-cell office:value-type="float" office:value="42610602">
                <text:p>42610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100010">
                <text:p>23100010</text:p>
              </table:table-cell>
              <table:table-cell office:value-type="float" office:value="19961086">
                <text:p>19961086</text:p>
              </table:table-cell>
              <table:table-cell office:value-type="float" office:value="5319">
                <text:p>5319</text:p>
              </table:table-cell>
              <table:table-cell office:value-type="float" office:value="43637547">
                <text:p>436375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781850">
                <text:p>16781850</text:p>
              </table:table-cell>
              <table:table-cell office:value-type="float" office:value="14511031">
                <text:p>14511031</text:p>
              </table:table-cell>
              <table:table-cell office:value-type="float" office:value="1793">
                <text:p>1793</text:p>
              </table:table-cell>
              <table:table-cell office:value-type="float" office:value="43356530">
                <text:p>433565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880384">
                <text:p>12880384</text:p>
              </table:table-cell>
              <table:table-cell office:value-type="float" office:value="10299719">
                <text:p>10299719</text:p>
              </table:table-cell>
              <table:table-cell office:value-type="float" office:value="613">
                <text:p>613</text:p>
              </table:table-cell>
              <table:table-cell office:value-type="float" office:value="41843290">
                <text:p>418432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448000">
                <text:p>8448000</text:p>
              </table:table-cell>
              <table:table-cell office:value-type="float" office:value="7117112">
                <text:p>7117112</text:p>
              </table:table-cell>
              <table:table-cell office:value-type="float" office:value="193">
                <text:p>193</text:p>
              </table:table-cell>
              <table:table-cell office:value-type="float" office:value="39276792">
                <text:p>392767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18395">
                <text:p>5918395</text:p>
              </table:table-cell>
              <table:table-cell office:value-type="float" office:value="4819374">
                <text:p>4819374</text:p>
              </table:table-cell>
              <table:table-cell office:value-type="float" office:value="64">
                <text:p>64</text:p>
              </table:table-cell>
              <table:table-cell office:value-type="float" office:value="35822121">
                <text:p>358221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58853">
                <text:p>4058853</text:p>
              </table:table-cell>
              <table:table-cell office:value-type="float" office:value="3179007">
                <text:p>3179007</text:p>
              </table:table-cell>
              <table:table-cell office:value-type="float" office:value="16">
                <text:p>16</text:p>
              </table:table-cell>
              <table:table-cell office:value-type="float" office:value="31833564">
                <text:p>318335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43371">
                <text:p>2443371</text:p>
              </table:table-cell>
              <table:table-cell office:value-type="float" office:value="2052303">
                <text:p>2052303</text:p>
              </table:table-cell>
              <table:table-cell office:value-type="float" office:value="10">
                <text:p>10</text:p>
              </table:table-cell>
              <table:table-cell office:value-type="float" office:value="27521434">
                <text:p>275214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42378">
                <text:p>1542378</text:p>
              </table:table-cell>
              <table:table-cell office:value-type="float" office:value="1294472">
                <text:p>1294472</text:p>
              </table:table-cell>
              <table:table-cell office:value-type="float" office:value="0">
                <text:p>0</text:p>
              </table:table-cell>
              <table:table-cell office:value-type="float" office:value="23193646">
                <text:p>231936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89622">
                <text:p>989622</text:p>
              </table:table-cell>
              <table:table-cell office:value-type="float" office:value="796341">
                <text:p>796341</text:p>
              </table:table-cell>
              <table:table-cell office:value-type="float" office:value="0">
                <text:p>0</text:p>
              </table:table-cell>
              <table:table-cell office:value-type="float" office:value="19064404">
                <text:p>190644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43449">
                <text:p>543449</text:p>
              </table:table-cell>
              <table:table-cell office:value-type="float" office:value="477198">
                <text:p>477198</text:p>
              </table:table-cell>
              <table:table-cell office:value-type="float" office:value="0">
                <text:p>0</text:p>
              </table:table-cell>
              <table:table-cell office:value-type="float" office:value="15278094">
                <text:p>152780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8375">
                <text:p>338375</text:p>
              </table:table-cell>
              <table:table-cell office:value-type="float" office:value="278810">
                <text:p>278810</text:p>
              </table:table-cell>
              <table:table-cell office:value-type="float" office:value="0">
                <text:p>0</text:p>
              </table:table-cell>
              <table:table-cell office:value-type="float" office:value="11970806">
                <text:p>119708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4584">
                <text:p>194584</text:p>
              </table:table-cell>
              <table:table-cell office:value-type="float" office:value="158077">
                <text:p>158077</text:p>
              </table:table-cell>
              <table:table-cell office:value-type="float" office:value="0">
                <text:p>0</text:p>
              </table:table-cell>
              <table:table-cell office:value-type="float" office:value="9167897">
                <text:p>91678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2192">
                <text:p>102192</text:p>
              </table:table-cell>
              <table:table-cell office:value-type="float" office:value="87122">
                <text:p>87122</text:p>
              </table:table-cell>
              <table:table-cell office:value-type="float" office:value="0">
                <text:p>0</text:p>
              </table:table-cell>
              <table:table-cell office:value-type="float" office:value="6872411">
                <text:p>68724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572">
                <text:p>56572</text:p>
              </table:table-cell>
              <table:table-cell office:value-type="float" office:value="46656">
                <text:p>46656</text:p>
              </table:table-cell>
              <table:table-cell office:value-type="float" office:value="0">
                <text:p>0</text:p>
              </table:table-cell>
              <table:table-cell office:value-type="float" office:value="5051378">
                <text:p>505137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202">
                <text:p>30202</text:p>
              </table:table-cell>
              <table:table-cell office:value-type="float" office:value="23951">
                <text:p>23951</text:p>
              </table:table-cell>
              <table:table-cell office:value-type="float" office:value="0">
                <text:p>0</text:p>
              </table:table-cell>
              <table:table-cell office:value-type="float" office:value="3652363">
                <text:p>36523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608">
                <text:p>14608</text:p>
              </table:table-cell>
              <table:table-cell office:value-type="float" office:value="11752">
                <text:p>11752</text:p>
              </table:table-cell>
              <table:table-cell office:value-type="float" office:value="0">
                <text:p>0</text:p>
              </table:table-cell>
              <table:table-cell office:value-type="float" office:value="2592368">
                <text:p>25923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486">
                <text:p>7486</text:p>
              </table:table-cell>
              <table:table-cell office:value-type="float" office:value="5531">
                <text:p>5531</text:p>
              </table:table-cell>
              <table:table-cell office:value-type="float" office:value="0">
                <text:p>0</text:p>
              </table:table-cell>
              <table:table-cell office:value-type="float" office:value="1809895">
                <text:p>1809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06">
                <text:p>3406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1239735">
                <text:p>123973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06">
                <text:p>1406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834265">
                <text:p>8342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87">
                <text:p>587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551144">
                <text:p>5511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351739">
                <text:p>3517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18356">
                <text:p>2183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9886">
                <text:p>1298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4489">
                <text:p>744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0748">
                <text:p>407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37">
                <text:p>206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53">
                <text:p>98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